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09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6665in"/>
    </style:style>
    <style:style style:name="co4" style:family="table-column">
      <style:table-column-properties fo:break-before="auto" style:column-width="1.7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28in"/>
    </style:style>
    <style:style style:name="co7" style:family="table-column">
      <style:table-column-properties fo:break-before="auto" style:column-width="0.411in"/>
    </style:style>
    <style:style style:name="co8" style:family="table-column">
      <style:table-column-properties fo:break-before="auto" style:column-width="0.6925in"/>
    </style:style>
    <style:style style:name="co9" style:family="table-column">
      <style:table-column-properties fo:break-before="auto" style:column-width="0.4098in"/>
    </style:style>
    <style:style style:name="co10" style:family="table-column">
      <style:table-column-properties fo:break-before="auto" style:column-width="3.65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8"/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118">
      <style:text-properties style:text-underline-style="none"/>
    </style:style>
    <style:style style:name="ce6" style:family="table-cell" style:parent-style-name="Default" style:data-style-name="N118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000000" fo:border="0.0008in solid #000000"/>
      <style:text-properties fo:color="#ffffff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 style:data-style-name="N2">
      <style:table-cell-properties fo:background-color="#000000" fo:border="0.0008in solid #000000"/>
      <style:text-properties fo:color="#ffffff"/>
    </style:style>
    <style:style style:name="ce10" style:family="table-cell" style:parent-style-name="Default" style:data-style-name="N2">
      <style:table-cell-properties fo:border="0.0008in solid #000000"/>
    </style:style>
    <style:style style:name="ce11" style:family="table-cell" style:parent-style-name="Default" style:data-style-name="N2">
      <style:table-cell-properties fo:background-color="#cccccc"/>
    </style:style>
    <style:style style:name="ce12" style:family="table-cell" style:parent-style-name="Default" style:data-style-name="N2">
      <style:table-cell-properties fo:background-color="#cccccc"/>
      <style:text-properties style:text-underline-style="none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able-cell-properties fo:background-color="#cccccc"/>
    </style:style>
    <style:style style:name="ce15" style:family="table-cell" style:parent-style-name="Default">
      <style:table-cell-properties fo:background-color="#000000" fo:border="0.0138in solid #000000"/>
      <style:text-properties fo:color="#ffffff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ackground-color="#000000" style:text-align-source="fix" style:repeat-content="false" fo:border="0.0138in solid #000000"/>
      <style:paragraph-properties fo:text-align="center" fo:margin-left="0in"/>
      <style:text-properties fo:color="#ffffff"/>
    </style:style>
    <style:style style:name="ce18" style:family="table-cell" style:parent-style-name="Default">
      <style:table-cell-properties fo:border="0.0138in solid #000000"/>
    </style:style>
    <style:style style:name="ce19" style:family="table-cell" style:parent-style-name="Default">
      <style:table-cell-properties fo:border="0.0138in solid #000000"/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">
      <style:table-cell-properties fo:border="0.0138in solid #000000"/>
    </style:style>
    <style:style style:name="ce22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Constant&quot;;&quot;Linear&quot;;&quot;Square&quot;;&quot;Root&quot;)" table:allow-empty-cell="false" table:display-list="unsorted" table:base-cell-address="'Combat calculations'.E6">
          <table:error-message table:message-type="stop" table:display="true"/>
        </table:content-validation>
      </table:content-validations>
      <table:table table:name="Experimental functions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>
            <text:p>Expected root</text:p>
          </table:table-cell>
          <table:table-cell office:value-type="string">
            <text:p>a</text:p>
          </table:table-cell>
          <table:table-cell office:value-type="float" office:value="70">
            <text:p>70</text:p>
          </table:table-cell>
          <table:table-cell office:value-type="string">
            <text:p>b</text:p>
          </table:table-cell>
          <table:table-cell office:value-type="float" office:value="24">
            <text:p>24</text:p>
          </table:table-cell>
          <table:table-cell table:style-name="ce2" office:value-type="string">
            <text:p>c</text:p>
          </table:table-cell>
          <table:table-cell table:style-name="ce2" office:value-type="float" office:value="2">
            <text:p>2.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2" table:formula="of:=POWER([.B4]; 1/[.$G$3])*[.$C$3] + [.$E$3]" office:value-type="float" office:value="24">
            <text:p>24.0</text:p>
          </table:table-cell>
          <table:table-cell table:style-name="ce2" table:formula="of:=POWER([.C4]; 1/[.$G$3])*[.$C$3] + [.$E$3]" office:value-type="float" office:value="94">
            <text:p>94.0</text:p>
          </table:table-cell>
          <table:table-cell table:style-name="ce2" table:formula="of:=POWER([.D4]; 1/[.$G$3])*[.$C$3] + [.$E$3]" office:value-type="float" office:value="122.994949366117">
            <text:p>123.0</text:p>
          </table:table-cell>
          <table:table-cell table:style-name="ce2" table:formula="of:=POWER([.E4]; 1/[.$G$3])*[.$C$3] + [.$E$3]" office:value-type="float" office:value="145.243556529821">
            <text:p>145.2</text:p>
          </table:table-cell>
          <table:table-cell table:style-name="ce2" table:formula="of:=POWER([.F4]; 1/[.$G$3])*[.$C$3] + [.$E$3]" office:value-type="float" office:value="164">
            <text:p>164.0</text:p>
          </table:table-cell>
          <table:table-cell table:style-name="ce2" table:formula="of:=POWER([.G4]; 1/[.$G$3])*[.$C$3] + [.$E$3]" office:value-type="float" office:value="180.524758424985">
            <text:p>180.5</text:p>
          </table:table-cell>
          <table:table-cell table:style-name="ce2" table:formula="of:=POWER([.H4]; 1/[.$G$3])*[.$C$3] + [.$E$3]" office:value-type="float" office:value="195.464281994822">
            <text:p>195.5</text:p>
          </table:table-cell>
          <table:table-cell table:style-name="ce2" table:formula="of:=POWER([.I4]; 1/[.$G$3])*[.$C$3] + [.$E$3]" office:value-type="float" office:value="209.202591774521">
            <text:p>209.2</text:p>
          </table:table-cell>
          <table:table-cell table:style-name="ce2" table:formula="of:=POWER([.J4]; 1/[.$G$3])*[.$C$3] + [.$E$3]" office:value-type="float" office:value="221.989898732233">
            <text:p>222.0</text:p>
          </table:table-cell>
          <table:table-cell table:style-name="ce2" table:formula="of:=POWER([.K4]; 1/[.$G$3])*[.$C$3] + [.$E$3]" office:value-type="float" office:value="234">
            <text:p>234.0</text:p>
          </table:table-cell>
          <table:table-cell table:style-name="ce2" table:formula="of:=POWER([.L4]; 1/[.$G$3])*[.$C$3] + [.$E$3]" office:value-type="float" office:value="245.359436211787">
            <text:p>245.4</text:p>
          </table:table-cell>
          <table:table-cell table:style-name="ce2" table:formula="of:=POWER([.M4]; 1/[.$G$3])*[.$C$3] + [.$E$3]" office:value-type="float" office:value="256.163735324878">
            <text:p>256.2</text:p>
          </table:table-cell>
          <table:table-cell table:style-name="ce2" table:formula="of:=POWER([.N4]; 1/[.$G$3])*[.$C$3] + [.$E$3]" office:value-type="float" office:value="266.487113059643">
            <text:p>266.5</text:p>
          </table:table-cell>
          <table:table-cell table:style-name="ce2" table:formula="of:=POWER([.O4]; 1/[.$G$3])*[.$C$3] + [.$E$3]" office:value-type="float" office:value="276.388589282479">
            <text:p>276.4</text:p>
          </table:table-cell>
          <table:table-cell table:style-name="ce2" table:formula="of:=POWER([.P4]; 1/[.$G$3])*[.$C$3] + [.$E$3]" office:value-type="float" office:value="285.916017074176">
            <text:p>285.9</text:p>
          </table:table-cell>
          <table:table-cell table:style-name="ce2" table:formula="of:=POWER([.Q4]; 1/[.$G$3])*[.$C$3] + [.$E$3]" office:value-type="float" office:value="295.108834234519">
            <text:p>295.1</text:p>
          </table:table-cell>
          <table:table-cell table:style-name="ce2" table:formula="of:=POWER([.R4]; 1/[.$G$3])*[.$C$3] + [.$E$3]" office:value-type="float" office:value="304">
            <text:p>304.0</text:p>
          </table:table-cell>
          <table:table-cell table:style-name="ce2" table:formula="of:=POWER([.S4]; 1/[.$G$3])*[.$C$3] + [.$E$3]" office:value-type="float" office:value="312.617393793236">
            <text:p>312.6</text:p>
          </table:table-cell>
          <table:table-cell table:style-name="ce2" table:formula="of:=POWER([.T4]; 1/[.$G$3])*[.$C$3] + [.$E$3]" office:value-type="float" office:value="320.98484809835">
            <text:p>321.0</text:p>
          </table:table-cell>
          <table:table-cell table:style-name="ce2" table:formula="of:=POWER([.U4]; 1/[.$G$3])*[.$C$3] + [.$E$3]" office:value-type="float" office:value="329.122926047847">
            <text:p>329.1</text:p>
          </table:table-cell>
          <table:table-cell table:style-name="ce2" table:formula="of:=POWER([.V4]; 1/[.$G$3])*[.$C$3] + [.$E$3]" office:value-type="float" office:value="337.049516849971">
            <text:p>337.0</text:p>
          </table:table-cell>
          <table:table-cell table:number-columns-repeated="1002"/>
        </table:table-row>
        <table:table-row table:style-name="ro1">
          <table:table-cell table:style-name="ce2"/>
          <table:table-cell/>
          <table:table-cell table:style-name="ce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9"/>
          <table:table-cell table:number-columns-repeated="1003"/>
        </table:table-row>
        <table:table-row table:style-name="ro1">
          <table:table-cell table:style-name="ce2" office:value-type="string">
            <text:p>Expected linear</text:p>
          </table:table-cell>
          <table:table-cell office:value-type="string">
            <text:p>a</text:p>
          </table:table-cell>
          <table:table-cell office:value-type="float" office:value="18">
            <text:p>18</text:p>
          </table:table-cell>
          <table:table-cell office:value-type="string">
            <text:p>b</text:p>
          </table:table-cell>
          <table:table-cell office:value-type="float" office:value="24">
            <text:p>24</text:p>
          </table:table-cell>
          <table:table-cell table:style-name="ce2" table:number-columns-repeated="16"/>
          <table:table-cell table:number-columns-repeated="1003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[.$C$7]*[.B8] + [.$E$7]" office:value-type="float" office:value="24">
            <text:p>24.0</text:p>
          </table:table-cell>
          <table:table-cell table:style-name="ce2" table:formula="of:=[.$C$7]*[.C8] + [.$E$7]" office:value-type="float" office:value="42">
            <text:p>42.0</text:p>
          </table:table-cell>
          <table:table-cell table:style-name="ce2" table:formula="of:=[.$C$7]*[.D8] + [.$E$7]" office:value-type="float" office:value="60">
            <text:p>60.0</text:p>
          </table:table-cell>
          <table:table-cell table:style-name="ce2" table:formula="of:=[.$C$7]*[.E8] + [.$E$7]" office:value-type="float" office:value="78">
            <text:p>78.0</text:p>
          </table:table-cell>
          <table:table-cell table:style-name="ce2" table:formula="of:=[.$C$7]*[.F8] + [.$E$7]" office:value-type="float" office:value="96">
            <text:p>96.0</text:p>
          </table:table-cell>
          <table:table-cell table:style-name="ce2" table:formula="of:=[.$C$7]*[.G8] + [.$E$7]" office:value-type="float" office:value="114">
            <text:p>114.0</text:p>
          </table:table-cell>
          <table:table-cell table:style-name="ce2" table:formula="of:=[.$C$7]*[.H8] + [.$E$7]" office:value-type="float" office:value="132">
            <text:p>132.0</text:p>
          </table:table-cell>
          <table:table-cell table:style-name="ce2" table:formula="of:=[.$C$7]*[.I8] + [.$E$7]" office:value-type="float" office:value="150">
            <text:p>150.0</text:p>
          </table:table-cell>
          <table:table-cell table:style-name="ce2" table:formula="of:=[.$C$7]*[.J8] + [.$E$7]" office:value-type="float" office:value="168">
            <text:p>168.0</text:p>
          </table:table-cell>
          <table:table-cell table:style-name="ce2" table:formula="of:=[.$C$7]*[.K8] + [.$E$7]" office:value-type="float" office:value="186">
            <text:p>186.0</text:p>
          </table:table-cell>
          <table:table-cell table:style-name="ce2" table:formula="of:=[.$C$7]*[.L8] + [.$E$7]" office:value-type="float" office:value="204">
            <text:p>204.0</text:p>
          </table:table-cell>
          <table:table-cell table:style-name="ce2" table:formula="of:=[.$C$7]*[.M8] + [.$E$7]" office:value-type="float" office:value="222">
            <text:p>222.0</text:p>
          </table:table-cell>
          <table:table-cell table:style-name="ce2" table:formula="of:=[.$C$7]*[.N8] + [.$E$7]" office:value-type="float" office:value="240">
            <text:p>240.0</text:p>
          </table:table-cell>
          <table:table-cell table:style-name="ce2" table:formula="of:=[.$C$7]*[.O8] + [.$E$7]" office:value-type="float" office:value="258">
            <text:p>258.0</text:p>
          </table:table-cell>
          <table:table-cell table:style-name="ce2" table:formula="of:=[.$C$7]*[.P8] + [.$E$7]" office:value-type="float" office:value="276">
            <text:p>276.0</text:p>
          </table:table-cell>
          <table:table-cell table:style-name="ce2" table:formula="of:=[.$C$7]*[.Q8] + [.$E$7]" office:value-type="float" office:value="294">
            <text:p>294.0</text:p>
          </table:table-cell>
          <table:table-cell table:style-name="ce2" table:formula="of:=[.$C$7]*[.R8] + [.$E$7]" office:value-type="float" office:value="312">
            <text:p>312.0</text:p>
          </table:table-cell>
          <table:table-cell table:style-name="ce2" table:formula="of:=[.$C$7]*[.S8] + [.$E$7]" office:value-type="float" office:value="330">
            <text:p>330.0</text:p>
          </table:table-cell>
          <table:table-cell table:style-name="ce2" table:formula="of:=[.$C$7]*[.T8] + [.$E$7]" office:value-type="float" office:value="348">
            <text:p>348.0</text:p>
          </table:table-cell>
          <table:table-cell table:style-name="ce2" table:formula="of:=[.$C$7]*[.U8] + [.$E$7]" office:value-type="float" office:value="366">
            <text:p>366.0</text:p>
          </table:table-cell>
          <table:table-cell table:style-name="ce2" table:formula="of:=[.$C$7]*[.V8] + [.$E$7]" office:value-type="float" office:value="384">
            <text:p>384.0</text:p>
          </table:table-cell>
          <table:table-cell table:number-columns-repeated="1002"/>
        </table:table-row>
        <table:table-row table:style-name="ro1">
          <table:table-cell table:style-name="ce2"/>
          <table:table-cell/>
          <table:table-cell table:style-name="ce2" table:number-columns-repeated="19"/>
          <table:table-cell table:number-columns-repeated="1003"/>
        </table:table-row>
        <table:table-row table:style-name="ro1">
          <table:table-cell table:style-name="ce2" office:value-type="string">
            <text:p>Expected squared</text:p>
          </table:table-cell>
          <table:table-cell office:value-type="string">
            <text:p>a</text:p>
          </table:table-cell>
          <table:table-cell office:value-type="float" office:value="0.8">
            <text:p>0.8</text:p>
          </table:table-cell>
          <table:table-cell office:value-type="string">
            <text:p>b</text:p>
          </table:table-cell>
          <table:table-cell office:value-type="float" office:value="24">
            <text:p>24</text:p>
          </table:table-cell>
          <table:table-cell table:style-name="ce2" office:value-type="string">
            <text:p>c</text:p>
          </table:table-cell>
          <table:table-cell table:style-name="ce2" office:value-type="float" office:value="2">
            <text:p>2.0</text:p>
          </table:table-cell>
          <table:table-cell table:style-name="ce2" table:number-columns-repeated="14"/>
          <table:table-cell table:number-columns-repeated="1003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POWER([.B12];[.$G$11])*[.$C$11] + [.$E$11]" office:value-type="float" office:value="24">
            <text:p>24.0</text:p>
          </table:table-cell>
          <table:table-cell table:style-name="ce2" table:formula="of:=POWER([.C12];[.$G$11])*[.$C$11] + [.$E$11]" office:value-type="float" office:value="24.8">
            <text:p>24.8</text:p>
          </table:table-cell>
          <table:table-cell table:style-name="ce2" table:formula="of:=POWER([.D12];[.$G$11])*[.$C$11] + [.$E$11]" office:value-type="float" office:value="27.2">
            <text:p>27.2</text:p>
          </table:table-cell>
          <table:table-cell table:style-name="ce2" table:formula="of:=POWER([.E12];[.$G$11])*[.$C$11] + [.$E$11]" office:value-type="float" office:value="31.2">
            <text:p>31.2</text:p>
          </table:table-cell>
          <table:table-cell table:style-name="ce2" table:formula="of:=POWER([.F12];[.$G$11])*[.$C$11] + [.$E$11]" office:value-type="float" office:value="36.8">
            <text:p>36.8</text:p>
          </table:table-cell>
          <table:table-cell table:style-name="ce2" table:formula="of:=POWER([.G12];[.$G$11])*[.$C$11] + [.$E$11]" office:value-type="float" office:value="44">
            <text:p>44.0</text:p>
          </table:table-cell>
          <table:table-cell table:style-name="ce5" table:formula="of:=POWER([.H12];[.$G$11])*[.$C$11] + [.$E$11]" office:value-type="float" office:value="52.8">
            <text:p>52.8</text:p>
          </table:table-cell>
          <table:table-cell table:style-name="ce2" table:formula="of:=POWER([.I12];[.$G$11])*[.$C$11] + [.$E$11]" office:value-type="float" office:value="63.2">
            <text:p>63.2</text:p>
          </table:table-cell>
          <table:table-cell table:style-name="ce2" table:formula="of:=POWER([.J12];[.$G$11])*[.$C$11] + [.$E$11]" office:value-type="float" office:value="75.2">
            <text:p>75.2</text:p>
          </table:table-cell>
          <table:table-cell table:style-name="ce2" table:formula="of:=POWER([.K12];[.$G$11])*[.$C$11] + [.$E$11]" office:value-type="float" office:value="88.8">
            <text:p>88.8</text:p>
          </table:table-cell>
          <table:table-cell table:style-name="ce2" table:formula="of:=POWER([.L12];[.$G$11])*[.$C$11] + [.$E$11]" office:value-type="float" office:value="104">
            <text:p>104.0</text:p>
          </table:table-cell>
          <table:table-cell table:style-name="ce2" table:formula="of:=POWER([.M12];[.$G$11])*[.$C$11] + [.$E$11]" office:value-type="float" office:value="120.8">
            <text:p>120.8</text:p>
          </table:table-cell>
          <table:table-cell table:style-name="ce2" table:formula="of:=POWER([.N12];[.$G$11])*[.$C$11] + [.$E$11]" office:value-type="float" office:value="139.2">
            <text:p>139.2</text:p>
          </table:table-cell>
          <table:table-cell table:style-name="ce2" table:formula="of:=POWER([.O12];[.$G$11])*[.$C$11] + [.$E$11]" office:value-type="float" office:value="159.2">
            <text:p>159.2</text:p>
          </table:table-cell>
          <table:table-cell table:style-name="ce2" table:formula="of:=POWER([.P12];[.$G$11])*[.$C$11] + [.$E$11]" office:value-type="float" office:value="180.8">
            <text:p>180.8</text:p>
          </table:table-cell>
          <table:table-cell table:style-name="ce2" table:formula="of:=POWER([.Q12];[.$G$11])*[.$C$11] + [.$E$11]" office:value-type="float" office:value="204">
            <text:p>204.0</text:p>
          </table:table-cell>
          <table:table-cell table:style-name="ce2" table:formula="of:=POWER([.R12];[.$G$11])*[.$C$11] + [.$E$11]" office:value-type="float" office:value="228.8">
            <text:p>228.8</text:p>
          </table:table-cell>
          <table:table-cell table:style-name="ce2" table:formula="of:=POWER([.S12];[.$G$11])*[.$C$11] + [.$E$11]" office:value-type="float" office:value="255.2">
            <text:p>255.2</text:p>
          </table:table-cell>
          <table:table-cell table:style-name="ce2" table:formula="of:=POWER([.T12];[.$G$11])*[.$C$11] + [.$E$11]" office:value-type="float" office:value="283.2">
            <text:p>283.2</text:p>
          </table:table-cell>
          <table:table-cell table:style-name="ce2" table:formula="of:=POWER([.U12];[.$G$11])*[.$C$11] + [.$E$11]" office:value-type="float" office:value="312.8">
            <text:p>312.8</text:p>
          </table:table-cell>
          <table:table-cell table:style-name="ce2" table:formula="of:=POWER([.V12];[.$G$11])*[.$C$11] + [.$E$11]" office:value-type="float" office:value="344">
            <text:p>344.0</text:p>
          </table:table-cell>
          <table:table-cell table:number-columns-repeated="1002"/>
        </table:table-row>
        <table:table-row table:style-name="ro1">
          <table:table-cell table:style-name="ce2"/>
          <table:table-cell/>
          <table:table-cell table:style-name="ce5"/>
          <table:table-cell table:style-name="ce2" table:number-columns-repeated="17"/>
          <table:table-cell table:style-name="ce5"/>
          <table:table-cell table:number-columns-repeated="1003"/>
        </table:table-row>
        <table:table-row table:style-name="ro1">
          <table:table-cell table:style-name="ce2" office:value-type="string">
            <text:p>Expected constant</text:p>
          </table:table-cell>
          <table:table-cell office:value-type="string">
            <text:p>a</text:p>
          </table:table-cell>
          <table:table-cell office:value-type="float" office:value="380">
            <text:p>380</text:p>
          </table:table-cell>
          <table:table-cell table:number-columns-repeated="2"/>
          <table:table-cell table:style-name="ce2" table:number-columns-repeated="16"/>
          <table:table-cell table:number-columns-repeated="1003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number-columns-repeated="1002"/>
        </table:table-row>
        <table:table-row table:style-name="ro1">
          <table:table-cell/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style-name="ce2" table:formula="of:=[.$C$15]" office:value-type="float" office:value="380">
            <text:p>380.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'Experimental functions'.Q35" table:end-x="0.0909in" table:end-y="0.0669in" draw:z-index="0" draw:name="Chart 1" draw:style-name="gr1" svg:width="5in" svg:height="3in" svg:x="0.4563in" svg:y="0.1776in">
              <draw:object draw:notify-on-update-of-ranges="'Experimental functions'.B12:'Experimental functions'.V12 'Experimental functions'.A3:'Experimental functions'.A3 'Experimental functions'.B5:'Experimental functions'.V5 'Experimental functions'.A7:'Experimental functions'.A7 'Experimental functions'.B9:'Experimental functions'.V9 'Experimental functions'.A11:'Experimental functions'.A11 'Experimental functions'.B13:'Experimental functions'.V13 'Experimental functions'.A15:'Experimental functions'.A15 'Experimental functions'.B17:'Experimental functions'.V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bat calculations" table:style-name="ta2" table:print="false"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7"/>
          <table:table-cell table:style-name="ce9" office:value-type="string">
            <text:p>Attacker</text:p>
          </table:table-cell>
          <table:table-cell table:style-name="ce7" office:value-type="string">
            <text:p>Defender</text:p>
          </table:table-cell>
        </table:table-row>
        <table:table-row table:style-name="ro2">
          <table:table-cell table:style-name="ce7" office:value-type="string">
            <text:p>pAttack</text:p>
          </table:table-cell>
          <table:table-cell table:style-name="ce10" office:value-type="float" office:value="3.14017542509914">
            <text:p>3.14</text:p>
          </table:table-cell>
          <table:table-cell table:style-name="ce10" office:value-type="float" office:value="11">
            <text:p>11.00</text:p>
          </table:table-cell>
        </table:table-row>
        <table:table-row table:style-name="ro2">
          <table:table-cell table:style-name="ce7" office:value-type="string">
            <text:p>mAttack</text:p>
          </table:table-cell>
          <table:table-cell table:style-name="ce10" office:value-type="float" office:value="15.1622776601684">
            <text:p>15.16</text:p>
          </table:table-cell>
          <table:table-cell table:style-name="ce10" office:value-type="float" office:value="5">
            <text:p>5.00</text:p>
          </table:table-cell>
        </table:table-row>
        <table:table-row table:style-name="ro2">
          <table:table-cell table:style-name="ce7" office:value-type="string">
            <text:p>pDefense</text:p>
          </table:table-cell>
          <table:table-cell table:style-name="ce10" office:value-type="float" office:value="4.73205080756888">
            <text:p>4.73</text:p>
          </table:table-cell>
          <table:table-cell table:style-name="ce10" office:value-type="float" office:value="3">
            <text:p>3.00</text:p>
          </table:table-cell>
        </table:table-row>
        <table:table-row table:style-name="ro2">
          <table:table-cell table:style-name="ce7" office:value-type="string">
            <text:p>mDefense</text:p>
          </table:table-cell>
          <table:table-cell table:style-name="ce10" office:value-type="float" office:value="11.7320508075689">
            <text:p>11.73</text:p>
          </table:table-cell>
          <table:table-cell table:style-name="ce10" office:value-type="float" office:value="4.70710678118655">
            <text:p>4.71</text:p>
          </table:table-cell>
        </table:table-row>
        <table:table-row table:style-name="ro2">
          <table:table-cell table:style-name="ce7" office:value-type="string">
            <text:p>pAgility</text:p>
          </table:table-cell>
          <table:table-cell table:style-name="ce10" office:value-type="float" office:value="9">
            <text:p>9.00</text:p>
          </table:table-cell>
          <table:table-cell table:style-name="ce10" office:value-type="float" office:value="4">
            <text:p>4.00</text:p>
          </table:table-cell>
        </table:table-row>
        <table:table-row table:style-name="ro2">
          <table:table-cell table:style-name="ce7" office:value-type="string">
            <text:p>mAgility</text:p>
          </table:table-cell>
          <table:table-cell table:number-columns-repeated="2" table:style-name="ce10" office:value-type="float" office:value="4">
            <text:p>4.00</text:p>
          </table:table-cell>
        </table:table-row>
        <table:table-row table:style-name="ro2">
          <table:table-cell table:style-name="ce7" office:value-type="string">
            <text:p>iniciative</text:p>
          </table:table-cell>
          <table:table-cell table:number-columns-repeated="2" table:style-name="ce10" office:value-type="float" office:value="5">
            <text:p>5.00</text:p>
          </table:table-cell>
        </table:table-row>
        <table:table-row table:style-name="ro1">
          <table:table-cell table:style-name="ce7" office:value-type="string">
            <text:p>movement</text:p>
          </table:table-cell>
          <table:table-cell table:style-name="ce10" office:value-type="float" office:value="6">
            <text:p>6.00</text:p>
          </table:table-cell>
          <table:table-cell table:style-name="ce10" office:value-type="float" office:value="8">
            <text:p>8.00</text:p>
          </table:table-cell>
        </table:table-row>
        <table:table-row table:style-name="ro2">
          <table:table-cell table:style-name="ce7" office:value-type="string">
            <text:p>maxHP</text:p>
          </table:table-cell>
          <table:table-cell table:style-name="ce10" office:value-type="float" office:value="37">
            <text:p>37.00</text:p>
          </table:table-cell>
          <table:table-cell table:style-name="ce10" office:value-type="float" office:value="41.9">
            <text:p>41.90</text:p>
          </table:table-cell>
        </table:table-row>
        <table:table-row table:style-name="ro2">
          <table:table-cell table:style-name="ce7" office:value-type="string">
            <text:p>maxMP</text:p>
          </table:table-cell>
          <table:table-cell table:style-name="ce10" office:value-type="float" office:value="25.9">
            <text:p>25.90</text:p>
          </table:table-cell>
          <table:table-cell table:style-name="ce10" office:value-type="float" office:value="20.45">
            <text:p>20.45</text:p>
          </table:table-cell>
        </table:table-row>
        <table:table-row table:style-name="ro1">
          <table:table-cell table:style-name="ce7" office:value-type="string">
            <text:p>Level</text:p>
          </table:table-cell>
          <table:table-cell table:number-columns-repeated="2" table:style-name="ce10" office:value-type="float" office:value="1">
            <text:p>1.00</text:p>
          </table:table-cell>
        </table:table-row>
        <table:table-row table:style-name="ro1">
          <table:table-cell/>
          <table:table-cell office:value-type="string">
            <text:p>Physical</text:p>
          </table:table-cell>
          <table:table-cell office:value-type="string">
            <text:p>Magical</text:p>
          </table:table-cell>
        </table:table-row>
        <table:table-row table:style-name="ro1">
          <table:table-cell office:value-type="string">
            <text:p>Skill bonus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ttack random (0.9 – 1.1)</text:p>
          </table:table-cell>
          <table:table-cell office:value-type="float" office:value="1">
            <text:p>1.00</text:p>
          </table:table-cell>
          <table:table-cell table:style-name="ce3" office:value-type="float" office:value="1">
            <text:p>1.00</text:p>
          </table:table-cell>
        </table:table-row>
        <table:table-row table:style-name="ro1">
          <table:table-cell table:style-name="ce8" office:value-type="string">
            <text:p>Damage</text:p>
          </table:table-cell>
          <table:table-cell table:style-name="ce11" table:formula="of:=MAX(([.B2]+[.B14])*[.B15]-[.C4];0)" office:value-type="float" office:value="0.140175425099138">
            <text:p>0.14</text:p>
          </table:table-cell>
          <table:table-cell table:style-name="ce11" table:formula="of:=MAX(([.C2]+[.C14])*[.C15]-[.D4];0)" office:value-type="float" office:value="11">
            <text:p>11.00</text:p>
          </table:table-cell>
        </table:table-row>
        <table:table-row table:style-name="ro1">
          <table:table-cell table:style-name="ce8" office:value-type="string">
            <text:p>Maximum damage</text:p>
          </table:table-cell>
          <table:table-cell table:style-name="ce11" table:formula="of:=MAX(([.B2]+[.B14])*1.1-[.C4];0)" office:value-type="float" office:value="0.454192967609052">
            <text:p>0.45</text:p>
          </table:table-cell>
          <table:table-cell table:style-name="ce11" table:formula="of:=MAX(([.C2]+[.C14])*1.1-[.D4];0)" office:value-type="float" office:value="12.1">
            <text:p>12.10</text:p>
          </table:table-cell>
        </table:table-row>
        <table:table-row table:style-name="ro1">
          <table:table-cell table:style-name="ce8" office:value-type="string">
            <text:p>Minimum damage</text:p>
          </table:table-cell>
          <table:table-cell table:style-name="ce11" table:formula="of:=MAX(([.B2]+[.B14])*0.9-[.C4];0)" office:value-type="float" office:value="0">
            <text:p>0.00</text:p>
          </table:table-cell>
          <table:table-cell table:style-name="ce11" table:formula="of:=MAX(([.C2]+[.C14])*0.9-[.D4];0)" office:value-type="float" office:value="9.9">
            <text:p>9.90</text:p>
          </table:table-cell>
        </table:table-row>
        <table:table-row table:style-name="ro1">
          <table:table-cell table:style-name="ce8" office:value-type="string">
            <text:p>Hits to die</text:p>
          </table:table-cell>
          <table:table-cell table:style-name="ce12" table:formula="of:=ROUNDUP([.C10]/[.B18];0)" office:value-type="float" office:value="0">
            <text:p>#DIV/0!</text:p>
          </table:table-cell>
          <table:table-cell table:style-name="ce12" table:formula="of:=ROUNDUP([.C10]/[.C16];0)" office:value-type="float" office:value="4">
            <text:p>4.00</text:p>
          </table:table-cell>
        </table:table-row>
        <table:table-row table:style-name="ro1">
          <table:table-cell table:style-name="ce8" office:value-type="string">
            <text:p>Level difference</text:p>
          </table:table-cell>
          <table:table-cell table:style-name="ce11" table:formula="of:=MIN (MAX([.B12] - [.C12]; -5);5)" office:value-type="float" office:value="0">
            <text:p>0.00</text:p>
          </table:table-cell>
          <table:table-cell table:style-name="ce11" table:formula="of:=MIN (MAX([.B12] - [.C12]; -5);5)" office:value-type="float" office:value="0">
            <text:p>0.00</text:p>
          </table:table-cell>
        </table:table-row>
        <table:table-row table:style-name="ro1">
          <table:table-cell office:value-type="string">
            <text:p>Level influence</text:p>
          </table:table-cell>
          <table:table-cell table:number-columns-repeated="2" table:style-name="ce13" office:value-type="percentage" office:value="0.3">
            <text:p>30.00%</text:p>
          </table:table-cell>
        </table:table-row>
        <table:table-row table:style-name="ro1">
          <table:table-cell table:style-name="ce8" office:value-type="string">
            <text:p>Level part (0% to 30%)</text:p>
          </table:table-cell>
          <table:table-cell table:style-name="ce14" table:formula="of:=[.B21]/10*([.B20]+5)" office:value-type="percentage" office:value="0.15">
            <text:p>15.00%</text:p>
          </table:table-cell>
          <table:table-cell table:style-name="ce14" table:formula="of:=[.C21]/10*([.C20]+5)" office:value-type="percentage" office:value="0.15">
            <text:p>15.00%</text:p>
          </table:table-cell>
        </table:table-row>
        <table:table-row table:style-name="ro1">
          <table:table-cell table:style-name="ce8" office:value-type="string">
            <text:p>Agility difference</text:p>
          </table:table-cell>
          <table:table-cell table:style-name="ce11" table:formula="of:=MIN (MAX([.B6] - [.C6]; -20);20)" office:value-type="float" office:value="5">
            <text:p>5.00</text:p>
          </table:table-cell>
          <table:table-cell table:style-name="ce11" table:formula="of:=MIN (MAX([.B7] - [.C7]; -20);20)" office:value-type="float" office:value="0">
            <text:p>0.00</text:p>
          </table:table-cell>
        </table:table-row>
        <table:table-row table:style-name="ro1">
          <table:table-cell office:value-type="string">
            <text:p>Agility influence</text:p>
          </table:table-cell>
          <table:table-cell table:number-columns-repeated="2" table:style-name="ce13" office:value-type="percentage" office:value="0.5">
            <text:p>50.00%</text:p>
          </table:table-cell>
        </table:table-row>
        <table:table-row table:style-name="ro1">
          <table:table-cell table:style-name="ce8" office:value-type="string">
            <text:p>Agility part (0% to 50%)</text:p>
          </table:table-cell>
          <table:table-cell table:style-name="ce14" table:formula="of:=[.B24]/40*([.B23]+20)" office:value-type="percentage" office:value="0.3125">
            <text:p>31.25%</text:p>
          </table:table-cell>
          <table:table-cell table:style-name="ce14" table:formula="of:=[.C24]/40*([.C23]+20)" office:value-type="percentage" office:value="0.25">
            <text:p>25.00%</text:p>
          </table:table-cell>
        </table:table-row>
        <table:table-row table:style-name="ro1">
          <table:table-cell table:style-name="ce8" office:value-type="string">
            <text:p>Initiative difference</text:p>
          </table:table-cell>
          <table:table-cell table:style-name="ce11" table:formula="of:=MIN (MAX([.B8] - [.C8]; -3);3)" office:value-type="float" office:value="0">
            <text:p>0.00</text:p>
          </table:table-cell>
          <table:table-cell table:style-name="ce11" table:formula="of:=MIN (MAX([.C8] - [.D8]; -3);3)" office:value-type="float" office:value="3">
            <text:p>3.00</text:p>
          </table:table-cell>
        </table:table-row>
        <table:table-row table:style-name="ro1">
          <table:table-cell office:value-type="string">
            <text:p>Initiative influence</text:p>
          </table:table-cell>
          <table:table-cell table:number-columns-repeated="2" table:style-name="ce13" office:value-type="percentage" office:value="0.2">
            <text:p>20.00%</text:p>
          </table:table-cell>
        </table:table-row>
        <table:table-row table:style-name="ro1">
          <table:table-cell table:style-name="ce8" office:value-type="string">
            <text:p>Initiative part (0% to 20%)</text:p>
          </table:table-cell>
          <table:table-cell table:style-name="ce14" table:formula="of:=[.B27]/6*([.B26]+3)" office:value-type="percentage" office:value="0.1">
            <text:p>10.00%</text:p>
          </table:table-cell>
          <table:table-cell table:style-name="ce14" table:formula="of:=[.C27]/6*([.C26]+3)" office:value-type="percentage" office:value="0.2">
            <text:p>20.00%</text:p>
          </table:table-cell>
        </table:table-row>
        <table:table-row table:style-name="ro1">
          <table:table-cell office:value-type="string">
            <text:p>Hit bonus</text:p>
          </table:table-cell>
          <table:table-cell office:value-type="float" office:value="0.2">
            <text:p>0.20</text:p>
          </table:table-cell>
          <table:table-cell table:style-name="ce3" office:value-type="float" office:value="0.2">
            <text:p>0.20</text:p>
          </table:table-cell>
        </table:table-row>
        <table:table-row table:style-name="ro1">
          <table:table-cell table:style-name="ce8" office:value-type="string">
            <text:p>Hit final</text:p>
          </table:table-cell>
          <table:table-cell table:style-name="ce14" table:formula="of:=MAX(MIN(1;[.B29]+[.B28]+[.B25]+[.B22]);0)" office:value-type="percentage" office:value="0.7625">
            <text:p>76.25%</text:p>
          </table:table-cell>
          <table:table-cell table:style-name="ce14" table:formula="of:=MAX(MIN(1;[.C29]+[.C28]+[.C25]+[.C22]);0)" office:value-type="percentage" office:value="0.8">
            <text:p>80.00%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8" office:value-type="string">
            <text:p>Attacks to die</text:p>
          </table:table-cell>
          <table:table-cell table:style-name="ce11" table:formula="of:=[.B19]/[.B30]" office:value-type="float" office:value="0">
            <text:p>#DIV/0!</text:p>
          </table:table-cell>
          <table:table-cell table:style-name="ce11" table:formula="of:=[.C19]/[.C30]" office:value-type="float" office:value="5">
            <text:p>5.00</text:p>
          </table:table-cell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arrior" table:style-name="ta2" table:print="false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row table:style-name="ro1">
          <table:table-cell table:number-columns-repeated="5"/>
          <table:table-cell table:style-name="ce20" table:number-columns-repeated="5"/>
          <table:table-cell/>
        </table:table-row>
        <table:table-row table:style-name="ro1">
          <table:table-cell table:style-name="ce15"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function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Export</text:p>
          </table:table-cell>
        </table:table-row>
        <table:table-row table:style-name="ro2">
          <table:table-cell table:style-name="ce15" office:value-type="string">
            <text:p>pAttack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3];[.$B3];[.$C3];[.$D3];[.F$2])" office:value-type="float" office:value="11">
            <text:p>11</text:p>
          </table:table-cell>
          <table:table-cell table:style-name="ce21" table:formula="of:=SWITCHFUNCTION([.$E3];[.$B3];[.$C3];[.$D3];[.G$2])" office:value-type="float" office:value="23">
            <text:p>23</text:p>
          </table:table-cell>
          <table:table-cell table:style-name="ce21" table:formula="of:=SWITCHFUNCTION([.$E3];[.$B3];[.$C3];[.$D3];[.H$2])" office:value-type="float" office:value="38">
            <text:p>38</text:p>
          </table:table-cell>
          <table:table-cell table:style-name="ce21" table:formula="of:=SWITCHFUNCTION([.$E3];[.$B3];[.$C3];[.$D3];[.I$2])" office:value-type="float" office:value="53">
            <text:p>53</text:p>
          </table:table-cell>
          <table:table-cell table:style-name="ce21" table:formula="of:=SWITCHFUNCTION([.$E3];[.$B3];[.$C3];[.$D3];[.J$2])" office:value-type="float" office:value="68">
            <text:p>68</text:p>
          </table:table-cell>
          <table:table-cell table:style-name="ce18" table:formula="of:=[.A3] &amp; &quot;=&quot; &amp; [.E3] &amp; &quot;;&quot; &amp; TEXT([.B3];&quot;###0.0&quot;) &amp; &quot;;&quot; &amp; TEXT([.C3];&quot;###0.0&quot;) &amp; &quot;;&quot; &amp; TEXT([.D3];&quot;###0.0&quot;)" office:value-type="string" office:string-value="pAttack=Root;8.0;9.0;0.0">
            <text:p>pAttack=Root;8.0;9.0;0.0</text:p>
          </table:table-cell>
        </table:table-row>
        <table:table-row table:style-name="ro1">
          <table:table-cell table:style-name="ce15" office:value-type="string">
            <text:p>mAttack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4];[.$B4];[.$C4];[.$D4];[.F$2])" office:value-type="float" office:value="5">
            <text:p>5</text:p>
          </table:table-cell>
          <table:table-cell table:style-name="ce21" table:formula="of:=SWITCHFUNCTION([.$E4];[.$B4];[.$C4];[.$D4];[.G$2])" office:value-type="float" office:value="9">
            <text:p>9</text:p>
          </table:table-cell>
          <table:table-cell table:style-name="ce21" table:formula="of:=SWITCHFUNCTION([.$E4];[.$B4];[.$C4];[.$D4];[.H$2])" office:value-type="float" office:value="14">
            <text:p>14</text:p>
          </table:table-cell>
          <table:table-cell table:style-name="ce21" table:formula="of:=SWITCHFUNCTION([.$E4];[.$B4];[.$C4];[.$D4];[.I$2])" office:value-type="float" office:value="19">
            <text:p>19</text:p>
          </table:table-cell>
          <table:table-cell table:style-name="ce21" table:formula="of:=SWITCHFUNCTION([.$E4];[.$B4];[.$C4];[.$D4];[.J$2])" office:value-type="float" office:value="24">
            <text:p>24</text:p>
          </table:table-cell>
          <table:table-cell table:style-name="ce18" table:formula="of:=[.A4] &amp; &quot;=&quot; &amp; [.E4] &amp; &quot;;&quot; &amp; TEXT([.B4];&quot;###0.0&quot;) &amp; &quot;;&quot; &amp; TEXT([.C4];&quot;###0.0&quot;) &amp; &quot;;&quot; &amp; TEXT([.D4];&quot;###0.0&quot;)" office:value-type="string" office:string-value="mAttack=Root;4.0;1.0;2.0">
            <text:p>mAttack=Root;4.0;1.0;2.0</text:p>
          </table:table-cell>
        </table:table-row>
        <table:table-row table:style-name="ro1">
          <table:table-cell table:style-name="ce15" office:value-type="string">
            <text:p>pDefense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5];[.$B5];[.$C5];[.$D5];[.F$2])" office:value-type="float" office:value="5.64575131106459">
            <text:p>6</text:p>
          </table:table-cell>
          <table:table-cell table:style-name="ce21" table:formula="of:=SWITCHFUNCTION([.$E5];[.$B5];[.$C5];[.$D5];[.G$2])" office:value-type="float" office:value="16.228756555323">
            <text:p>16</text:p>
          </table:table-cell>
          <table:table-cell table:style-name="ce21" table:formula="of:=SWITCHFUNCTION([.$E5];[.$B5];[.$C5];[.$D5];[.H$2])" office:value-type="float" office:value="29.4575131106459">
            <text:p>29</text:p>
          </table:table-cell>
          <table:table-cell table:style-name="ce21" table:formula="of:=SWITCHFUNCTION([.$E5];[.$B5];[.$C5];[.$D5];[.I$2])" office:value-type="float" office:value="42.6862696659689">
            <text:p>43</text:p>
          </table:table-cell>
          <table:table-cell table:style-name="ce21" table:formula="of:=SWITCHFUNCTION([.$E5];[.$B5];[.$C5];[.$D5];[.J$2])" office:value-type="float" office:value="55.9150262212918">
            <text:p>56</text:p>
          </table:table-cell>
          <table:table-cell table:style-name="ce18" table:formula="of:=[.A5] &amp; &quot;=&quot; &amp; [.E5] &amp; &quot;;&quot; &amp; TEXT([.B5];&quot;###0.0&quot;) &amp; &quot;;&quot; &amp; TEXT([.C5];&quot;###0.0&quot;) &amp; &quot;;&quot; &amp; TEXT([.D5];&quot;###0.0&quot;)" office:value-type="string" office:string-value="pDefense=Root;3.0;7.0;0.0">
            <text:p>pDefense=Root;3.0;7.0;0.0</text:p>
          </table:table-cell>
        </table:table-row>
        <table:table-row table:style-name="ro1">
          <table:table-cell table:style-name="ce15" office:value-type="string">
            <text:p>mDefense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0.5">
            <text:p>0.5</text:p>
          </table:table-cell>
          <table:table-cell table:style-name="ce19" office:value-type="float" office:value="0">
            <text:p>0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6];[.$B6];[.$C6];[.$D6];[.F$2])" office:value-type="float" office:value="4.70710678118655">
            <text:p>5</text:p>
          </table:table-cell>
          <table:table-cell table:style-name="ce21" table:formula="of:=SWITCHFUNCTION([.$E6];[.$B6];[.$C6];[.$D6];[.G$2])" office:value-type="float" office:value="7.53553390593274">
            <text:p>8</text:p>
          </table:table-cell>
          <table:table-cell table:style-name="ce21" table:formula="of:=SWITCHFUNCTION([.$E6];[.$B6];[.$C6];[.$D6];[.H$2])" office:value-type="float" office:value="11.0710678118655">
            <text:p>11</text:p>
          </table:table-cell>
          <table:table-cell table:style-name="ce21" table:formula="of:=SWITCHFUNCTION([.$E6];[.$B6];[.$C6];[.$D6];[.I$2])" office:value-type="float" office:value="14.6066017177982">
            <text:p>15</text:p>
          </table:table-cell>
          <table:table-cell table:style-name="ce21" table:formula="of:=SWITCHFUNCTION([.$E6];[.$B6];[.$C6];[.$D6];[.J$2])" office:value-type="float" office:value="18.142135623731">
            <text:p>18</text:p>
          </table:table-cell>
          <table:table-cell table:style-name="ce18" table:formula="of:=[.A6] &amp; &quot;=&quot; &amp; [.E6] &amp; &quot;;&quot; &amp; TEXT([.B6];&quot;###0.0&quot;) &amp; &quot;;&quot; &amp; TEXT([.C6];&quot;###0.0&quot;) &amp; &quot;;&quot; &amp; TEXT([.D6];&quot;###0.0&quot;)" office:value-type="string" office:string-value="mDefense=Root;4.0;0.5;0.0">
            <text:p>mDefense=Root;4.0;0.5;0.0</text:p>
          </table:table-cell>
        </table:table-row>
        <table:table-row table:style-name="ro1">
          <table:table-cell table:style-name="ce15" office:value-type="string">
            <text:p>pAgility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table:content-validation-name="val1" office:value-type="string">
            <text:p>Square</text:p>
          </table:table-cell>
          <table:table-cell table:style-name="ce21" table:formula="of:=SWITCHFUNCTION([.$E7];[.$B7];[.$C7];[.$D7];[.F$2])" office:value-type="float" office:value="9">
            <text:p>9</text:p>
          </table:table-cell>
          <table:table-cell table:style-name="ce21" table:formula="of:=SWITCHFUNCTION([.$E7];[.$B7];[.$C7];[.$D7];[.G$2])" office:value-type="float" office:value="13">
            <text:p>13</text:p>
          </table:table-cell>
          <table:table-cell table:style-name="ce21" table:formula="of:=SWITCHFUNCTION([.$E7];[.$B7];[.$C7];[.$D7];[.H$2])" office:value-type="float" office:value="18">
            <text:p>18</text:p>
          </table:table-cell>
          <table:table-cell table:style-name="ce21" table:formula="of:=SWITCHFUNCTION([.$E7];[.$B7];[.$C7];[.$D7];[.I$2])" office:value-type="float" office:value="23">
            <text:p>23</text:p>
          </table:table-cell>
          <table:table-cell table:style-name="ce21" table:formula="of:=SWITCHFUNCTION([.$E7];[.$B7];[.$C7];[.$D7];[.J$2])" office:value-type="float" office:value="28">
            <text:p>28</text:p>
          </table:table-cell>
          <table:table-cell table:style-name="ce18" table:formula="of:=[.A7] &amp; &quot;=&quot; &amp; [.E7] &amp; &quot;;&quot; &amp; TEXT([.B7];&quot;###0.0&quot;) &amp; &quot;;&quot; &amp; TEXT([.C7];&quot;###0.0&quot;) &amp; &quot;;&quot; &amp; TEXT([.D7];&quot;###0.0&quot;)" office:value-type="string" office:string-value="pAgility=Square;8.0;1.0;2.0">
            <text:p>pAgility=Square;8.0;1.0;2.0</text:p>
          </table:table-cell>
        </table:table-row>
        <table:table-row table:style-name="ro1">
          <table:table-cell table:style-name="ce15" office:value-type="string">
            <text:p>mAgility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table:content-validation-name="val1" office:value-type="string">
            <text:p>Square</text:p>
          </table:table-cell>
          <table:table-cell table:style-name="ce21" table:formula="of:=SWITCHFUNCTION([.$E8];[.$B8];[.$C8];[.$D8];[.F$2])" office:value-type="float" office:value="4">
            <text:p>4</text:p>
          </table:table-cell>
          <table:table-cell table:style-name="ce21" table:formula="of:=SWITCHFUNCTION([.$E8];[.$B8];[.$C8];[.$D8];[.G$2])" office:value-type="float" office:value="8">
            <text:p>8</text:p>
          </table:table-cell>
          <table:table-cell table:style-name="ce21" table:formula="of:=SWITCHFUNCTION([.$E8];[.$B8];[.$C8];[.$D8];[.H$2])" office:value-type="float" office:value="13">
            <text:p>13</text:p>
          </table:table-cell>
          <table:table-cell table:style-name="ce21" table:formula="of:=SWITCHFUNCTION([.$E8];[.$B8];[.$C8];[.$D8];[.I$2])" office:value-type="float" office:value="18">
            <text:p>18</text:p>
          </table:table-cell>
          <table:table-cell table:style-name="ce21" table:formula="of:=SWITCHFUNCTION([.$E8];[.$B8];[.$C8];[.$D8];[.J$2])" office:value-type="float" office:value="23">
            <text:p>23</text:p>
          </table:table-cell>
          <table:table-cell table:style-name="ce18" table:formula="of:=[.A8] &amp; &quot;=&quot; &amp; [.E8] &amp; &quot;;&quot; &amp; TEXT([.B8];&quot;###0.0&quot;) &amp; &quot;;&quot; &amp; TEXT([.C8];&quot;###0.0&quot;) &amp; &quot;;&quot; &amp; TEXT([.D8];&quot;###0.0&quot;)" office:value-type="string" office:string-value="mAgility=Square;3.0;1.0;2.0">
            <text:p>mAgility=Square;3.0;1.0;2.0</text:p>
          </table:table-cell>
        </table:table-row>
        <table:table-row table:style-name="ro1">
          <table:table-cell table:style-name="ce15" office:value-type="string">
            <text:p>iniciative</text:p>
          </table:table-cell>
          <table:table-cell table:style-name="ce18" office:value-type="float" office:value="7">
            <text:p>7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table:content-validation-name="val1" office:value-type="string">
            <text:p>Constant</text:p>
          </table:table-cell>
          <table:table-cell table:style-name="ce21" table:formula="of:=SWITCHFUNCTION([.$E9];[.$B9];[.$C9];[.$D9];[.F$2])" office:value-type="float" office:value="7">
            <text:p>7</text:p>
          </table:table-cell>
          <table:table-cell table:style-name="ce21" table:formula="of:=SWITCHFUNCTION([.$E9];[.$B9];[.$C9];[.$D9];[.G$2])" office:value-type="float" office:value="7">
            <text:p>7</text:p>
          </table:table-cell>
          <table:table-cell table:style-name="ce21" table:formula="of:=SWITCHFUNCTION([.$E9];[.$B9];[.$C9];[.$D9];[.H$2])" office:value-type="float" office:value="7">
            <text:p>7</text:p>
          </table:table-cell>
          <table:table-cell table:style-name="ce21" table:formula="of:=SWITCHFUNCTION([.$E9];[.$B9];[.$C9];[.$D9];[.I$2])" office:value-type="float" office:value="7">
            <text:p>7</text:p>
          </table:table-cell>
          <table:table-cell table:style-name="ce21" table:formula="of:=SWITCHFUNCTION([.$E9];[.$B9];[.$C9];[.$D9];[.J$2])" office:value-type="float" office:value="7">
            <text:p>7</text:p>
          </table:table-cell>
          <table:table-cell table:style-name="ce18" table:formula="of:=[.A9] &amp; &quot;=&quot; &amp; [.E9] &amp; &quot;;&quot; &amp; TEXT([.B9];&quot;###0.0&quot;) &amp; &quot;;&quot; &amp; TEXT([.C9];&quot;###0.0&quot;) &amp; &quot;;&quot; &amp; TEXT([.D9];&quot;###0.0&quot;)" office:value-type="string" office:string-value="iniciative=Constant;7.0;0.0;0.0">
            <text:p>iniciative=Constant;7.0;0.0;0.0</text:p>
          </table:table-cell>
        </table:table-row>
        <table:table-row table:style-name="ro1">
          <table:table-cell table:style-name="ce15" office:value-type="string">
            <text:p>movement</text:p>
          </table:table-cell>
          <table:table-cell table:style-name="ce18" office:value-type="float" office:value="8">
            <text:p>8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table:content-validation-name="val1" office:value-type="string">
            <text:p>Constant</text:p>
          </table:table-cell>
          <table:table-cell table:style-name="ce21" table:formula="of:=SWITCHFUNCTION([.$E10];[.$B10];[.$C10];[.$D10];[.F$2])" office:value-type="float" office:value="8">
            <text:p>8</text:p>
          </table:table-cell>
          <table:table-cell table:style-name="ce21" table:formula="of:=SWITCHFUNCTION([.$E10];[.$B10];[.$C10];[.$D10];[.G$2])" office:value-type="float" office:value="8">
            <text:p>8</text:p>
          </table:table-cell>
          <table:table-cell table:style-name="ce21" table:formula="of:=SWITCHFUNCTION([.$E10];[.$B10];[.$C10];[.$D10];[.H$2])" office:value-type="float" office:value="8">
            <text:p>8</text:p>
          </table:table-cell>
          <table:table-cell table:style-name="ce21" table:formula="of:=SWITCHFUNCTION([.$E10];[.$B10];[.$C10];[.$D10];[.I$2])" office:value-type="float" office:value="8">
            <text:p>8</text:p>
          </table:table-cell>
          <table:table-cell table:style-name="ce21" table:formula="of:=SWITCHFUNCTION([.$E10];[.$B10];[.$C10];[.$D10];[.J$2])" office:value-type="float" office:value="8">
            <text:p>8</text:p>
          </table:table-cell>
          <table:table-cell table:style-name="ce18" table:formula="of:=[.A10] &amp; &quot;=&quot; &amp; [.E10] &amp; &quot;;&quot; &amp; TEXT([.B10];&quot;###0.0&quot;) &amp; &quot;;&quot; &amp; TEXT([.C10];&quot;###0.0&quot;) &amp; &quot;;&quot; &amp; TEXT([.D10];&quot;###0.0&quot;)" office:value-type="string" office:string-value="movement=Constant;8.0;0.0;0.0">
            <text:p>movement=Constant;8.0;0.0;0.0</text:p>
          </table:table-cell>
        </table:table-row>
        <table:table-row table:style-name="ro1">
          <table:table-cell table:style-name="ce15" office:value-type="string">
            <text:p>maxHP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9.9">
            <text:p>9.9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Linear</text:p>
          </table:table-cell>
          <table:table-cell table:style-name="ce21" table:formula="of:=SWITCHFUNCTION([.$E11];[.$B11];[.$C11];[.$D11];[.F$2])" office:value-type="float" office:value="41.9">
            <text:p>42</text:p>
          </table:table-cell>
          <table:table-cell table:style-name="ce21" table:formula="of:=SWITCHFUNCTION([.$E11];[.$B11];[.$C11];[.$D11];[.G$2])" office:value-type="float" office:value="81.5">
            <text:p>82</text:p>
          </table:table-cell>
          <table:table-cell table:style-name="ce21" table:formula="of:=SWITCHFUNCTION([.$E11];[.$B11];[.$C11];[.$D11];[.H$2])" office:value-type="float" office:value="131">
            <text:p>131</text:p>
          </table:table-cell>
          <table:table-cell table:style-name="ce21" table:formula="of:=SWITCHFUNCTION([.$E11];[.$B11];[.$C11];[.$D11];[.I$2])" office:value-type="float" office:value="180.5">
            <text:p>181</text:p>
          </table:table-cell>
          <table:table-cell table:style-name="ce21" table:formula="of:=SWITCHFUNCTION([.$E11];[.$B11];[.$C11];[.$D11];[.J$2])" office:value-type="float" office:value="230">
            <text:p>230</text:p>
          </table:table-cell>
          <table:table-cell table:style-name="ce18" table:formula="of:=[.A11] &amp; &quot;=&quot; &amp; [.E11] &amp; &quot;;&quot; &amp; TEXT([.B11];&quot;###0.0&quot;) &amp; &quot;;&quot; &amp; TEXT([.C11];&quot;###0.0&quot;) &amp; &quot;;&quot; &amp; TEXT([.D11];&quot;###0.0&quot;)" office:value-type="string" office:string-value="maxHP=Linear;32.0;9.9;0.0">
            <text:p>maxHP=Linear;32.0;9.9;0.0</text:p>
          </table:table-cell>
        </table:table-row>
        <table:table-row table:style-name="ro1">
          <table:table-cell table:style-name="ce15" office:value-type="string">
            <text:p>maxMP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4.45">
            <text:p>4.45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Linear</text:p>
          </table:table-cell>
          <table:table-cell table:style-name="ce21" table:formula="of:=SWITCHFUNCTION([.$E12];[.$B12];[.$C12];[.$D12];[.F$2])" office:value-type="float" office:value="20.45">
            <text:p>20</text:p>
          </table:table-cell>
          <table:table-cell table:style-name="ce21" table:formula="of:=SWITCHFUNCTION([.$E12];[.$B12];[.$C12];[.$D12];[.G$2])" office:value-type="float" office:value="38.25">
            <text:p>38</text:p>
          </table:table-cell>
          <table:table-cell table:style-name="ce21" table:formula="of:=SWITCHFUNCTION([.$E12];[.$B12];[.$C12];[.$D12];[.H$2])" office:value-type="float" office:value="60.5">
            <text:p>61</text:p>
          </table:table-cell>
          <table:table-cell table:style-name="ce21" table:formula="of:=SWITCHFUNCTION([.$E12];[.$B12];[.$C12];[.$D12];[.I$2])" office:value-type="float" office:value="82.75">
            <text:p>83</text:p>
          </table:table-cell>
          <table:table-cell table:style-name="ce21" table:formula="of:=SWITCHFUNCTION([.$E12];[.$B12];[.$C12];[.$D12];[.J$2])" office:value-type="float" office:value="105">
            <text:p>105</text:p>
          </table:table-cell>
          <table:table-cell table:style-name="ce18" table:formula="of:=[.A12] &amp; &quot;=&quot; &amp; [.E12] &amp; &quot;;&quot; &amp; TEXT([.B12];&quot;###0.0&quot;) &amp; &quot;;&quot; &amp; TEXT([.C12];&quot;###0.0&quot;) &amp; &quot;;&quot; &amp; TEXT([.D12];&quot;###0.0&quot;)" office:value-type="string" office:string-value="maxMP=Linear;16.0;4.5;0.0">
            <text:p>maxMP=Linear;16.0;4.5;0.0</text:p>
          </table:table-cell>
        </table:table-row>
        <table:table-row table:style-name="ro1">
          <table:table-cell table:style-name="ce16">
            <draw:frame table:end-cell-address="warrior.K28" table:end-x="0.7051in" table:end-y="0.0768in" draw:z-index="0" draw:style-name="gr2" draw:text-style-name="P1" svg:width="4.6913in" svg:height="2.9417in" svg:x="0.7976in" svg:y="0.0512in">
              <draw:object draw:notify-on-update-of-ranges="warrior.F2:warrior.J2 warrior.A3:warrior.A3 warrior.F3:warrior.J3 warrior.A4:warrior.A4 warrior.F4:warrior.J4 warrior.A5:warrior.A5 warrior.F5:warrior.J5 warrior.A6:warrior.A6 warrior.F6:warrior.J6 warrior.A7:warrior.A7 warrior.F7:warrior.J7 warrior.A8:warrior.A8 warrior.F8:warrior.J8 warrior.A9:warrior.A9 warrior.F9:warrior.J9 warrior.A10:warrior.A10 warrior.F10:warrior.J10 warrior.A11:warrior.A11 warrior.F11:warrior.J11 warrior.A12:warrior.A12 warrior.F12:warrior.J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16" table:number-columns-repeated="10"/>
        </table:table-row>
        <table:table-row table:style-name="ro1">
          <table:table-cell table:number-columns-repeated="9"/>
          <table:table-cell table:style-name="ce22"/>
          <table:table-cell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wizard" table:style-name="ta2" table:print="false"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row table:style-name="ro1">
          <table:table-cell table:number-columns-repeated="5"/>
          <table:table-cell table:style-name="ce20" table:number-columns-repeated="5"/>
          <table:table-cell/>
        </table:table-row>
        <table:table-row table:style-name="ro1">
          <table:table-cell table:style-name="ce15"/>
          <table:table-cell table:style-name="ce17" office:value-type="string">
            <text:p>a</text:p>
          </table:table-cell>
          <table:table-cell table:style-name="ce17" office:value-type="string">
            <text:p>b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function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Export</text:p>
          </table:table-cell>
        </table:table-row>
        <table:table-row table:style-name="ro2">
          <table:table-cell table:style-name="ce15" office:value-type="string">
            <text:p>pAttack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3];[.$B3];[.$C3];[.$D3];[.F$2])" office:value-type="float" office:value="3.14017542509914">
            <text:p>3</text:p>
          </table:table-cell>
          <table:table-cell table:style-name="ce21" table:formula="of:=SWITCHFUNCTION([.$E3];[.$B3];[.$C3];[.$D3];[.G$2])" office:value-type="float" office:value="7.70087712549569">
            <text:p>8</text:p>
          </table:table-cell>
          <table:table-cell table:style-name="ce21" table:formula="of:=SWITCHFUNCTION([.$E3];[.$B3];[.$C3];[.$D3];[.H$2])" office:value-type="float" office:value="13.4017542509914">
            <text:p>13</text:p>
          </table:table-cell>
          <table:table-cell table:style-name="ce21" table:formula="of:=SWITCHFUNCTION([.$E3];[.$B3];[.$C3];[.$D3];[.I$2])" office:value-type="float" office:value="19.1026313764871">
            <text:p>19</text:p>
          </table:table-cell>
          <table:table-cell table:style-name="ce21" table:formula="of:=SWITCHFUNCTION([.$E3];[.$B3];[.$C3];[.$D3];[.J$2])" office:value-type="float" office:value="24.8035085019828">
            <text:p>25</text:p>
          </table:table-cell>
          <table:table-cell table:style-name="ce18" table:formula="of:=[.A3] &amp; &quot;=&quot; &amp; [.E3] &amp; &quot;;&quot; &amp; TEXT([.B3];&quot;###0.0&quot;) &amp; &quot;;&quot; &amp; TEXT([.C3];&quot;###0.0&quot;) &amp; &quot;;&quot; &amp; TEXT([.D3];&quot;###0.0&quot;)" office:value-type="string" office:string-value="pAttack=Root;2.0;1.3;0.0">
            <text:p>pAttack=Root;2.0;1.3;0.0</text:p>
          </table:table-cell>
        </table:table-row>
        <table:table-row table:style-name="ro1">
          <table:table-cell table:style-name="ce15" office:value-type="string">
            <text:p>mAttack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2">
            <text:p>2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4];[.$B4];[.$C4];[.$D4];[.F$2])" office:value-type="float" office:value="15.1622776601684">
            <text:p>15</text:p>
          </table:table-cell>
          <table:table-cell table:style-name="ce21" table:formula="of:=SWITCHFUNCTION([.$E4];[.$B4];[.$C4];[.$D4];[.G$2])" office:value-type="float" office:value="27.8113883008419">
            <text:p>28</text:p>
          </table:table-cell>
          <table:table-cell table:style-name="ce21" table:formula="of:=SWITCHFUNCTION([.$E4];[.$B4];[.$C4];[.$D4];[.H$2])" office:value-type="float" office:value="43.6227766016838">
            <text:p>44</text:p>
          </table:table-cell>
          <table:table-cell table:style-name="ce21" table:formula="of:=SWITCHFUNCTION([.$E4];[.$B4];[.$C4];[.$D4];[.I$2])" office:value-type="float" office:value="59.4341649025257">
            <text:p>59</text:p>
          </table:table-cell>
          <table:table-cell table:style-name="ce21" table:formula="of:=SWITCHFUNCTION([.$E4];[.$B4];[.$C4];[.$D4];[.J$2])" office:value-type="float" office:value="75.2455532033676">
            <text:p>75</text:p>
          </table:table-cell>
          <table:table-cell table:style-name="ce18" table:formula="of:=[.A4] &amp; &quot;=&quot; &amp; [.E4] &amp; &quot;;&quot; &amp; TEXT([.B4];&quot;###0.0&quot;) &amp; &quot;;&quot; &amp; TEXT([.C4];&quot;###0.0&quot;) &amp; &quot;;&quot; &amp; TEXT([.D4];&quot;###0.0&quot;)" office:value-type="string" office:string-value="mAttack=Root;12.0;10.0;2.0">
            <text:p>mAttack=Root;12.0;10.0;2.0</text:p>
          </table:table-cell>
        </table:table-row>
        <table:table-row table:style-name="ro1">
          <table:table-cell table:style-name="ce15" office:value-type="string">
            <text:p>pDefense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5];[.$B5];[.$C5];[.$D5];[.F$2])" office:value-type="float" office:value="4.73205080756888">
            <text:p>5</text:p>
          </table:table-cell>
          <table:table-cell table:style-name="ce21" table:formula="of:=SWITCHFUNCTION([.$E5];[.$B5];[.$C5];[.$D5];[.G$2])" office:value-type="float" office:value="11.6602540378444">
            <text:p>12</text:p>
          </table:table-cell>
          <table:table-cell table:style-name="ce21" table:formula="of:=SWITCHFUNCTION([.$E5];[.$B5];[.$C5];[.$D5];[.H$2])" office:value-type="float" office:value="20.3205080756888">
            <text:p>20</text:p>
          </table:table-cell>
          <table:table-cell table:style-name="ce21" table:formula="of:=SWITCHFUNCTION([.$E5];[.$B5];[.$C5];[.$D5];[.I$2])" office:value-type="float" office:value="28.9807621135332">
            <text:p>29</text:p>
          </table:table-cell>
          <table:table-cell table:style-name="ce21" table:formula="of:=SWITCHFUNCTION([.$E5];[.$B5];[.$C5];[.$D5];[.J$2])" office:value-type="float" office:value="37.6410161513775">
            <text:p>38</text:p>
          </table:table-cell>
          <table:table-cell table:style-name="ce18" table:formula="of:=[.A5] &amp; &quot;=&quot; &amp; [.E5] &amp; &quot;;&quot; &amp; TEXT([.B5];&quot;###0.0&quot;) &amp; &quot;;&quot; &amp; TEXT([.C5];&quot;###0.0&quot;) &amp; &quot;;&quot; &amp; TEXT([.D5];&quot;###0.0&quot;)" office:value-type="string" office:string-value="pDefense=Root;3.0;3.0;0.0">
            <text:p>pDefense=Root;3.0;3.0;0.0</text:p>
          </table:table-cell>
        </table:table-row>
        <table:table-row table:style-name="ro1">
          <table:table-cell table:style-name="ce15" office:value-type="string">
            <text:p>mDefense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18" table:content-validation-name="val1" office:value-type="string">
            <text:p>Root</text:p>
          </table:table-cell>
          <table:table-cell table:style-name="ce21" table:formula="of:=SWITCHFUNCTION([.$E6];[.$B6];[.$C6];[.$D6];[.F$2])" office:value-type="float" office:value="11.7320508075689">
            <text:p>12</text:p>
          </table:table-cell>
          <table:table-cell table:style-name="ce21" table:formula="of:=SWITCHFUNCTION([.$E6];[.$B6];[.$C6];[.$D6];[.G$2])" office:value-type="float" office:value="18.6602540378444">
            <text:p>19</text:p>
          </table:table-cell>
          <table:table-cell table:style-name="ce21" table:formula="of:=SWITCHFUNCTION([.$E6];[.$B6];[.$C6];[.$D6];[.H$2])" office:value-type="float" office:value="27.3205080756888">
            <text:p>27</text:p>
          </table:table-cell>
          <table:table-cell table:style-name="ce21" table:formula="of:=SWITCHFUNCTION([.$E6];[.$B6];[.$C6];[.$D6];[.I$2])" office:value-type="float" office:value="35.9807621135332">
            <text:p>36</text:p>
          </table:table-cell>
          <table:table-cell table:style-name="ce21" table:formula="of:=SWITCHFUNCTION([.$E6];[.$B6];[.$C6];[.$D6];[.J$2])" office:value-type="float" office:value="44.6410161513775">
            <text:p>45</text:p>
          </table:table-cell>
          <table:table-cell table:style-name="ce18" table:formula="of:=[.A6] &amp; &quot;=&quot; &amp; [.E6] &amp; &quot;;&quot; &amp; TEXT([.B6];&quot;###0.0&quot;) &amp; &quot;;&quot; &amp; TEXT([.C6];&quot;###0.0&quot;) &amp; &quot;;&quot; &amp; TEXT([.D6];&quot;###0.0&quot;)" office:value-type="string" office:string-value="mDefense=Root;10.0;3.0;0.0">
            <text:p>mDefense=Root;10.0;3.0;0.0</text:p>
          </table:table-cell>
        </table:table-row>
        <table:table-row table:style-name="ro1">
          <table:table-cell table:style-name="ce15" office:value-type="string">
            <text:p>pAgility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table:content-validation-name="val1" office:value-type="string">
            <text:p>Square</text:p>
          </table:table-cell>
          <table:table-cell table:style-name="ce21" table:formula="of:=SWITCHFUNCTION([.$E7];[.$B7];[.$C7];[.$D7];[.F$2])" office:value-type="float" office:value="9">
            <text:p>9</text:p>
          </table:table-cell>
          <table:table-cell table:style-name="ce21" table:formula="of:=SWITCHFUNCTION([.$E7];[.$B7];[.$C7];[.$D7];[.G$2])" office:value-type="float" office:value="13">
            <text:p>13</text:p>
          </table:table-cell>
          <table:table-cell table:style-name="ce21" table:formula="of:=SWITCHFUNCTION([.$E7];[.$B7];[.$C7];[.$D7];[.H$2])" office:value-type="float" office:value="18">
            <text:p>18</text:p>
          </table:table-cell>
          <table:table-cell table:style-name="ce21" table:formula="of:=SWITCHFUNCTION([.$E7];[.$B7];[.$C7];[.$D7];[.I$2])" office:value-type="float" office:value="23">
            <text:p>23</text:p>
          </table:table-cell>
          <table:table-cell table:style-name="ce21" table:formula="of:=SWITCHFUNCTION([.$E7];[.$B7];[.$C7];[.$D7];[.J$2])" office:value-type="float" office:value="28">
            <text:p>28</text:p>
          </table:table-cell>
          <table:table-cell table:style-name="ce18" table:formula="of:=[.A7] &amp; &quot;=&quot; &amp; [.E7] &amp; &quot;;&quot; &amp; TEXT([.B7];&quot;###0.0&quot;) &amp; &quot;;&quot; &amp; TEXT([.C7];&quot;###0.0&quot;) &amp; &quot;;&quot; &amp; TEXT([.D7];&quot;###0.0&quot;)" office:value-type="string" office:string-value="pAgility=Square;8.0;1.0;2.0">
            <text:p>pAgility=Square;8.0;1.0;2.0</text:p>
          </table:table-cell>
        </table:table-row>
        <table:table-row table:style-name="ro1">
          <table:table-cell table:style-name="ce15" office:value-type="string">
            <text:p>mAgility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table:content-validation-name="val1" office:value-type="string">
            <text:p>Square</text:p>
          </table:table-cell>
          <table:table-cell table:style-name="ce21" table:formula="of:=SWITCHFUNCTION([.$E8];[.$B8];[.$C8];[.$D8];[.F$2])" office:value-type="float" office:value="4">
            <text:p>4</text:p>
          </table:table-cell>
          <table:table-cell table:style-name="ce21" table:formula="of:=SWITCHFUNCTION([.$E8];[.$B8];[.$C8];[.$D8];[.G$2])" office:value-type="float" office:value="8">
            <text:p>8</text:p>
          </table:table-cell>
          <table:table-cell table:style-name="ce21" table:formula="of:=SWITCHFUNCTION([.$E8];[.$B8];[.$C8];[.$D8];[.H$2])" office:value-type="float" office:value="13">
            <text:p>13</text:p>
          </table:table-cell>
          <table:table-cell table:style-name="ce21" table:formula="of:=SWITCHFUNCTION([.$E8];[.$B8];[.$C8];[.$D8];[.I$2])" office:value-type="float" office:value="18">
            <text:p>18</text:p>
          </table:table-cell>
          <table:table-cell table:style-name="ce21" table:formula="of:=SWITCHFUNCTION([.$E8];[.$B8];[.$C8];[.$D8];[.J$2])" office:value-type="float" office:value="23">
            <text:p>23</text:p>
          </table:table-cell>
          <table:table-cell table:style-name="ce18" table:formula="of:=[.A8] &amp; &quot;=&quot; &amp; [.E8] &amp; &quot;;&quot; &amp; TEXT([.B8];&quot;###0.0&quot;) &amp; &quot;;&quot; &amp; TEXT([.C8];&quot;###0.0&quot;) &amp; &quot;;&quot; &amp; TEXT([.D8];&quot;###0.0&quot;)" office:value-type="string" office:string-value="mAgility=Square;3.0;1.0;2.0">
            <text:p>mAgility=Square;3.0;1.0;2.0</text:p>
          </table:table-cell>
        </table:table-row>
        <table:table-row table:style-name="ro1">
          <table:table-cell table:style-name="ce15" office:value-type="string">
            <text:p>iniciative</text:p>
          </table:table-cell>
          <table:table-cell table:style-name="ce18" office:value-type="float" office:value="5">
            <text:p>5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table:content-validation-name="val1" office:value-type="string">
            <text:p>Constant</text:p>
          </table:table-cell>
          <table:table-cell table:style-name="ce21" table:formula="of:=SWITCHFUNCTION([.$E9];[.$B9];[.$C9];[.$D9];[.F$2])" office:value-type="float" office:value="5">
            <text:p>5</text:p>
          </table:table-cell>
          <table:table-cell table:style-name="ce21" table:formula="of:=SWITCHFUNCTION([.$E9];[.$B9];[.$C9];[.$D9];[.G$2])" office:value-type="float" office:value="5">
            <text:p>5</text:p>
          </table:table-cell>
          <table:table-cell table:style-name="ce21" table:formula="of:=SWITCHFUNCTION([.$E9];[.$B9];[.$C9];[.$D9];[.H$2])" office:value-type="float" office:value="5">
            <text:p>5</text:p>
          </table:table-cell>
          <table:table-cell table:style-name="ce21" table:formula="of:=SWITCHFUNCTION([.$E9];[.$B9];[.$C9];[.$D9];[.I$2])" office:value-type="float" office:value="5">
            <text:p>5</text:p>
          </table:table-cell>
          <table:table-cell table:style-name="ce21" table:formula="of:=SWITCHFUNCTION([.$E9];[.$B9];[.$C9];[.$D9];[.J$2])" office:value-type="float" office:value="5">
            <text:p>5</text:p>
          </table:table-cell>
          <table:table-cell table:style-name="ce18" table:formula="of:=[.A9] &amp; &quot;=&quot; &amp; [.E9] &amp; &quot;;&quot; &amp; TEXT([.B9];&quot;###0.0&quot;) &amp; &quot;;&quot; &amp; TEXT([.C9];&quot;###0.0&quot;) &amp; &quot;;&quot; &amp; TEXT([.D9];&quot;###0.0&quot;)" office:value-type="string" office:string-value="iniciative=Constant;5.0;0.0;0.0">
            <text:p>iniciative=Constant;5.0;0.0;0.0</text:p>
          </table:table-cell>
        </table:table-row>
        <table:table-row table:style-name="ro1">
          <table:table-cell table:style-name="ce15" office:value-type="string">
            <text:p>movement</text:p>
          </table:table-cell>
          <table:table-cell table:style-name="ce18" office:value-type="float" office:value="6">
            <text:p>6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table:content-validation-name="val1" office:value-type="string">
            <text:p>Constant</text:p>
          </table:table-cell>
          <table:table-cell table:style-name="ce21" table:formula="of:=SWITCHFUNCTION([.$E10];[.$B10];[.$C10];[.$D10];[.F$2])" office:value-type="float" office:value="6">
            <text:p>6</text:p>
          </table:table-cell>
          <table:table-cell table:style-name="ce21" table:formula="of:=SWITCHFUNCTION([.$E10];[.$B10];[.$C10];[.$D10];[.G$2])" office:value-type="float" office:value="6">
            <text:p>6</text:p>
          </table:table-cell>
          <table:table-cell table:style-name="ce21" table:formula="of:=SWITCHFUNCTION([.$E10];[.$B10];[.$C10];[.$D10];[.H$2])" office:value-type="float" office:value="6">
            <text:p>6</text:p>
          </table:table-cell>
          <table:table-cell table:style-name="ce21" table:formula="of:=SWITCHFUNCTION([.$E10];[.$B10];[.$C10];[.$D10];[.I$2])" office:value-type="float" office:value="6">
            <text:p>6</text:p>
          </table:table-cell>
          <table:table-cell table:style-name="ce21" table:formula="of:=SWITCHFUNCTION([.$E10];[.$B10];[.$C10];[.$D10];[.J$2])" office:value-type="float" office:value="6">
            <text:p>6</text:p>
          </table:table-cell>
          <table:table-cell table:style-name="ce18" table:formula="of:=[.A10] &amp; &quot;=&quot; &amp; [.E10] &amp; &quot;;&quot; &amp; TEXT([.B10];&quot;###0.0&quot;) &amp; &quot;;&quot; &amp; TEXT([.C10];&quot;###0.0&quot;) &amp; &quot;;&quot; &amp; TEXT([.D10];&quot;###0.0&quot;)" office:value-type="string" office:string-value="movement=Constant;6.0;0.0;0.0">
            <text:p>movement=Constant;6.0;0.0;0.0</text:p>
          </table:table-cell>
        </table:table-row>
        <table:table-row table:style-name="ro1">
          <table:table-cell table:style-name="ce15" office:value-type="string">
            <text:p>maxHP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Linear</text:p>
          </table:table-cell>
          <table:table-cell table:style-name="ce21" table:formula="of:=SWITCHFUNCTION([.$E11];[.$B11];[.$C11];[.$D11];[.F$2])" office:value-type="float" office:value="37">
            <text:p>37</text:p>
          </table:table-cell>
          <table:table-cell table:style-name="ce21" table:formula="of:=SWITCHFUNCTION([.$E11];[.$B11];[.$C11];[.$D11];[.G$2])" office:value-type="float" office:value="57">
            <text:p>57</text:p>
          </table:table-cell>
          <table:table-cell table:style-name="ce21" table:formula="of:=SWITCHFUNCTION([.$E11];[.$B11];[.$C11];[.$D11];[.H$2])" office:value-type="float" office:value="82">
            <text:p>82</text:p>
          </table:table-cell>
          <table:table-cell table:style-name="ce21" table:formula="of:=SWITCHFUNCTION([.$E11];[.$B11];[.$C11];[.$D11];[.I$2])" office:value-type="float" office:value="107">
            <text:p>107</text:p>
          </table:table-cell>
          <table:table-cell table:style-name="ce21" table:formula="of:=SWITCHFUNCTION([.$E11];[.$B11];[.$C11];[.$D11];[.J$2])" office:value-type="float" office:value="132">
            <text:p>132</text:p>
          </table:table-cell>
          <table:table-cell table:style-name="ce18" table:formula="of:=[.A11] &amp; &quot;=&quot; &amp; [.E11] &amp; &quot;;&quot; &amp; TEXT([.B11];&quot;###0.0&quot;) &amp; &quot;;&quot; &amp; TEXT([.C11];&quot;###0.0&quot;) &amp; &quot;;&quot; &amp; TEXT([.D11];&quot;###0.0&quot;)" office:value-type="string" office:string-value="maxHP=Linear;32.0;5.0;0.0">
            <text:p>maxHP=Linear;32.0;5.0;0.0</text:p>
          </table:table-cell>
        </table:table-row>
        <table:table-row table:style-name="ro1">
          <table:table-cell table:style-name="ce15" office:value-type="string">
            <text:p>maxMP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9.9">
            <text:p>9.9</text:p>
          </table:table-cell>
          <table:table-cell table:style-name="ce18" office:value-type="float" office:value="0">
            <text:p>0</text:p>
          </table:table-cell>
          <table:table-cell table:style-name="ce18" table:content-validation-name="val1" office:value-type="string">
            <text:p>Linear</text:p>
          </table:table-cell>
          <table:table-cell table:style-name="ce21" table:formula="of:=SWITCHFUNCTION([.$E12];[.$B12];[.$C12];[.$D12];[.F$2])" office:value-type="float" office:value="25.9">
            <text:p>26</text:p>
          </table:table-cell>
          <table:table-cell table:style-name="ce21" table:formula="of:=SWITCHFUNCTION([.$E12];[.$B12];[.$C12];[.$D12];[.G$2])" office:value-type="float" office:value="65.5">
            <text:p>66</text:p>
          </table:table-cell>
          <table:table-cell table:style-name="ce21" table:formula="of:=SWITCHFUNCTION([.$E12];[.$B12];[.$C12];[.$D12];[.H$2])" office:value-type="float" office:value="115">
            <text:p>115</text:p>
          </table:table-cell>
          <table:table-cell table:style-name="ce21" table:formula="of:=SWITCHFUNCTION([.$E12];[.$B12];[.$C12];[.$D12];[.I$2])" office:value-type="float" office:value="164.5">
            <text:p>165</text:p>
          </table:table-cell>
          <table:table-cell table:style-name="ce21" table:formula="of:=SWITCHFUNCTION([.$E12];[.$B12];[.$C12];[.$D12];[.J$2])" office:value-type="float" office:value="214">
            <text:p>214</text:p>
          </table:table-cell>
          <table:table-cell table:style-name="ce18" table:formula="of:=[.A12] &amp; &quot;=&quot; &amp; [.E12] &amp; &quot;;&quot; &amp; TEXT([.B12];&quot;###0.0&quot;) &amp; &quot;;&quot; &amp; TEXT([.C12];&quot;###0.0&quot;) &amp; &quot;;&quot; &amp; TEXT([.D12];&quot;###0.0&quot;)" office:value-type="string" office:string-value="maxMP=Linear;16.0;9.9;0.0">
            <text:p>maxMP=Linear;16.0;9.9;0.0</text:p>
          </table:table-cell>
        </table:table-row>
        <table:table-row table:style-name="ro1">
          <table:table-cell table:style-name="ce16">
            <draw:frame table:end-cell-address="wizard.K28" table:end-x="0.7051in" table:end-y="0.0768in" draw:z-index="0" draw:style-name="gr2" draw:text-style-name="P1" svg:width="4.6913in" svg:height="2.9417in" svg:x="0.7976in" svg:y="0.0512in">
              <draw:object draw:notify-on-update-of-ranges="wizard.F2:wizard.J2 wizard.A3:wizard.A3 wizard.F3:wizard.J3 wizard.A4:wizard.A4 wizard.F4:wizard.J4 wizard.A5:wizard.A5 wizard.F5:wizard.J5 wizard.A6:wizard.A6 wizard.F6:wizard.J6 wizard.A7:wizard.A7 wizard.F7:wizard.J7 wizard.A8:wizard.A8 wizard.F8:wizard.J8 wizard.A9:wizard.A9 wizard.F9:wizard.J9 wizard.A10:wizard.A10 wizard.F10:wizard.J10 wizard.A11:wizard.A11 wizard.F11:wizard.J11 wizard.A12:wizard.A12 wizard.F12:wizard.J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16" table:number-columns-repeated="10"/>
        </table:table-row>
        <table:table-row table:style-name="ro1">
          <table:table-cell table:number-columns-repeated="9"/>
          <table:table-cell table:style-name="ce22"/>
          <table:table-cell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8/25/2014</text:date>, <text:time>18:13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Sumeet-Dev</meta:initial-creator>
    <meta:creation-date>2014-07-29T07:16:44Z</meta:creation-date>
    <dc:date>2014-08-25T18:13:31.14</dc:date>
    <meta:editing-duration>PT4H4M40S</meta:editing-duration>
    <meta:editing-cycles>31</meta:editing-cycles>
    <meta:document-statistic meta:table-count="4" meta:cell-count="5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8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8">
      <style:chart-properties chart:symbol-type="none"/>
      <style:graphic-properties svg:stroke-width="0.079cm" svg:stroke-color="#5b9bd5" draw:fill="none" draw:fill-color="#5b9bd5"/>
      <style:text-properties fo:font-size="10pt" style:font-size-asian="10pt" style:font-size-complex="10pt"/>
    </style:style>
    <style:style style:name="ch9" style:family="chart" style:data-style-name="N118">
      <style:chart-properties chart:symbol-type="non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0" style:family="chart" style:data-style-name="N118">
      <style:chart-properties chart:symbol-type="none"/>
      <style:graphic-properties svg:stroke-width="0.079cm" svg:stroke-color="#a5a5a5" draw:fill="none" draw:fill-color="#a5a5a5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01cm" svg:height="7.621cm" xlink:href=".." xlink:type="simple" chart:class="chart:line" chart:style-name="ch1">
        <chart:title svg:x="5.229cm" svg:y="0.288cm" chart:style-name="ch2">
          <text:p>Chart Title</text:p>
        </chart:title>
        <chart:legend chart:legend-position="bottom" svg:x="2.673cm" svg:y="6.394cm" style:legend-expansion="wide" chart:style-name="ch3"/>
        <chart:plot-area chart:style-name="ch4" table:cell-range-address="'Experimental functions'.B12:'Experimental functions'.V13 'Experimental functions'.A3:'Experimental functions'.A3 'Experimental functions'.B5:'Experimental functions'.V5 'Experimental functions'.A7:'Experimental functions'.A7 'Experimental functions'.B9:'Experimental functions'.V9 'Experimental functions'.A11:'Experimental functions'.A11 'Experimental functions'.A15:'Experimental functions'.A15 'Experimental functions'.B17:'Experimental functions'.V17" chart:data-source-has-labels="both" svg:x="0.704cm" svg:y="1.649cm" svg:width="11.489cm" svg:height="4.173cm">
          <chartooo:coordinate-region svg:x="1.519cm" svg:y="1.835cm" svg:width="10.513cm" svg:height="3.367cm"/>
          <chart:axis chart:dimension="x" chart:name="primary-x" chart:style-name="ch5" chartooo:axis-type="text">
            <chart:categories table:cell-range-address="'Experimental functions'.B12:'Experimental functions'.V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xperimental functions'.B5:'Experimental functions'.V5" chart:label-cell-address="'Experimental functions'.A3:'Experimental functions'.A3" chart:class="chart:line">
            <chart:data-point chart:repeated="21"/>
          </chart:series>
          <chart:series chart:style-name="ch9" chart:values-cell-range-address="'Experimental functions'.B9:'Experimental functions'.V9" chart:label-cell-address="'Experimental functions'.A7:'Experimental functions'.A7" chart:class="chart:line">
            <chart:data-point chart:repeated="21"/>
          </chart:series>
          <chart:series chart:style-name="ch10" chart:values-cell-range-address="'Experimental functions'.B13:'Experimental functions'.V13" chart:label-cell-address="'Experimental functions'.A11:'Experimental functions'.A11" chart:class="chart:line">
            <chart:data-point chart:repeated="21"/>
          </chart:series>
          <chart:series chart:style-name="ch11" chart:values-cell-range-address="'Experimental functions'.B17:'Experimental functions'.V17" chart:label-cell-address="'Experimental functions'.A15:'Experimental functions'.A15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Experimental functions'.B12:'Experimental functions'.V12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Expected root</text:p>
                <draw:g>
                  <svg:desc>'Experimental functions'.A3:'Experimental functions'.A3</svg:desc>
                </draw:g>
              </table:table-cell>
              <table:table-cell office:value-type="float" office:value="24">
                <text:p>24</text:p>
                <draw:g>
                  <svg:desc>'Experimental functions'.B5:'Experimental functions'.V5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22.994949366117">
                <text:p>122.994949366117</text:p>
              </table:table-cell>
              <table:table-cell office:value-type="float" office:value="145.243556529821">
                <text:p>145.243556529821</text:p>
              </table:table-cell>
              <table:table-cell office:value-type="float" office:value="164">
                <text:p>164</text:p>
              </table:table-cell>
              <table:table-cell office:value-type="float" office:value="180.524758424985">
                <text:p>180.524758424985</text:p>
              </table:table-cell>
              <table:table-cell office:value-type="float" office:value="195.464281994822">
                <text:p>195.464281994822</text:p>
              </table:table-cell>
              <table:table-cell office:value-type="float" office:value="209.202591774521">
                <text:p>209.202591774521</text:p>
              </table:table-cell>
              <table:table-cell office:value-type="float" office:value="221.989898732233">
                <text:p>221.989898732233</text:p>
              </table:table-cell>
              <table:table-cell office:value-type="float" office:value="234">
                <text:p>234</text:p>
              </table:table-cell>
              <table:table-cell office:value-type="float" office:value="245.359436211787">
                <text:p>245.359436211787</text:p>
              </table:table-cell>
              <table:table-cell office:value-type="float" office:value="256.163735324878">
                <text:p>256.163735324878</text:p>
              </table:table-cell>
              <table:table-cell office:value-type="float" office:value="266.487113059643">
                <text:p>266.487113059643</text:p>
              </table:table-cell>
              <table:table-cell office:value-type="float" office:value="276.388589282479">
                <text:p>276.388589282479</text:p>
              </table:table-cell>
              <table:table-cell office:value-type="float" office:value="285.916017074176">
                <text:p>285.916017074176</text:p>
              </table:table-cell>
              <table:table-cell office:value-type="float" office:value="295.108834234519">
                <text:p>295.108834234519</text:p>
              </table:table-cell>
              <table:table-cell office:value-type="float" office:value="304">
                <text:p>304</text:p>
              </table:table-cell>
              <table:table-cell office:value-type="float" office:value="312.617393793236">
                <text:p>312.617393793236</text:p>
              </table:table-cell>
              <table:table-cell office:value-type="float" office:value="320.98484809835">
                <text:p>320.98484809835</text:p>
              </table:table-cell>
              <table:table-cell office:value-type="float" office:value="329.122926047847">
                <text:p>329.122926047847</text:p>
              </table:table-cell>
              <table:table-cell office:value-type="float" office:value="337.049516849971">
                <text:p>337.049516849971</text:p>
              </table:table-cell>
            </table:table-row>
            <table:table-row>
              <table:table-cell office:value-type="string">
                <text:p>Expected linear</text:p>
                <draw:g>
                  <svg:desc>'Experimental functions'.A7:'Experimental functions'.A7</svg:desc>
                </draw:g>
              </table:table-cell>
              <table:table-cell office:value-type="float" office:value="24">
                <text:p>24</text:p>
                <draw:g>
                  <svg:desc>'Experimental functions'.B9:'Experimental functions'.V9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96">
                <text:p>96</text:p>
              </table:table-cell>
              <table:table-cell office:value-type="float" office:value="114">
                <text:p>114</text:p>
              </table:table-cell>
              <table:table-cell office:value-type="float" office:value="132">
                <text:p>132</text:p>
              </table:table-cell>
              <table:table-cell office:value-type="float" office:value="150">
                <text:p>150</text:p>
              </table:table-cell>
              <table:table-cell office:value-type="float" office:value="168">
                <text:p>168</text:p>
              </table:table-cell>
              <table:table-cell office:value-type="float" office:value="186">
                <text:p>186</text:p>
              </table:table-cell>
              <table:table-cell office:value-type="float" office:value="204">
                <text:p>204</text:p>
              </table:table-cell>
              <table:table-cell office:value-type="float" office:value="222">
                <text:p>222</text:p>
              </table:table-cell>
              <table:table-cell office:value-type="float" office:value="240">
                <text:p>240</text:p>
              </table:table-cell>
              <table:table-cell office:value-type="float" office:value="258">
                <text:p>258</text:p>
              </table:table-cell>
              <table:table-cell office:value-type="float" office:value="276">
                <text:p>276</text:p>
              </table:table-cell>
              <table:table-cell office:value-type="float" office:value="294">
                <text:p>294</text:p>
              </table:table-cell>
              <table:table-cell office:value-type="float" office:value="312">
                <text:p>312</text:p>
              </table:table-cell>
              <table:table-cell office:value-type="float" office:value="330">
                <text:p>330</text:p>
              </table:table-cell>
              <table:table-cell office:value-type="float" office:value="348">
                <text:p>348</text:p>
              </table:table-cell>
              <table:table-cell office:value-type="float" office:value="366">
                <text:p>36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Expected squared</text:p>
                <draw:g>
                  <svg:desc>'Experimental functions'.A11:'Experimental functions'.A11</svg:desc>
                </draw:g>
              </table:table-cell>
              <table:table-cell office:value-type="float" office:value="24">
                <text:p>24</text:p>
                <draw:g>
                  <svg:desc>'Experimental functions'.B13:'Experimental functions'.V13</svg:desc>
                </draw:g>
              </table:table-cell>
              <table:table-cell office:value-type="float" office:value="24.8">
                <text:p>24.8</text:p>
              </table:table-cell>
              <table:table-cell office:value-type="float" office:value="27.2">
                <text:p>27.2</text:p>
              </table:table-cell>
              <table:table-cell office:value-type="float" office:value="31.2">
                <text:p>31.2</text:p>
              </table:table-cell>
              <table:table-cell office:value-type="float" office:value="36.8">
                <text:p>36.8</text:p>
              </table:table-cell>
              <table:table-cell office:value-type="float" office:value="44">
                <text:p>44</text:p>
              </table:table-cell>
              <table:table-cell office:value-type="float" office:value="52.8">
                <text:p>52.8</text:p>
              </table:table-cell>
              <table:table-cell office:value-type="float" office:value="63.2">
                <text:p>63.2</text:p>
              </table:table-cell>
              <table:table-cell office:value-type="float" office:value="75.2">
                <text:p>75.2</text:p>
              </table:table-cell>
              <table:table-cell office:value-type="float" office:value="88.8">
                <text:p>88.8</text:p>
              </table:table-cell>
              <table:table-cell office:value-type="float" office:value="104">
                <text:p>104</text:p>
              </table:table-cell>
              <table:table-cell office:value-type="float" office:value="120.8">
                <text:p>120.8</text:p>
              </table:table-cell>
              <table:table-cell office:value-type="float" office:value="139.2">
                <text:p>139.2</text:p>
              </table:table-cell>
              <table:table-cell office:value-type="float" office:value="159.2">
                <text:p>159.2</text:p>
              </table:table-cell>
              <table:table-cell office:value-type="float" office:value="180.8">
                <text:p>180.8</text:p>
              </table:table-cell>
              <table:table-cell office:value-type="float" office:value="204">
                <text:p>204</text:p>
              </table:table-cell>
              <table:table-cell office:value-type="float" office:value="228.8">
                <text:p>228.8</text:p>
              </table:table-cell>
              <table:table-cell office:value-type="float" office:value="255.2">
                <text:p>255.2</text:p>
              </table:table-cell>
              <table:table-cell office:value-type="float" office:value="283.2">
                <text:p>283.2</text:p>
              </table:table-cell>
              <table:table-cell office:value-type="float" office:value="312.8">
                <text:p>312.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Expected constant</text:p>
                <draw:g>
                  <svg:desc>'Experimental functions'.A15:'Experimental functions'.A15</svg:desc>
                </draw:g>
              </table:table-cell>
              <table:table-cell office:value-type="float" office:value="380">
                <text:p>380</text:p>
                <draw:g>
                  <svg:desc>'Experimental functions'.B17:'Experimental functions'.V17</svg:desc>
                </draw:g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917cm" svg:height="7.473cm" xlink:href=".." xlink:type="simple" chart:class="chart:line" chart:style-name="ch1">
        <chart:legend chart:legend-position="end" svg:x="9.012cm" svg:y="1.066cm" style:legend-expansion="high" chart:style-name="ch2"/>
        <chart:plot-area chart:style-name="ch3" table:cell-range-address="warrior.F2:warrior.J12 warrior.A3:warrior.A12" chart:data-source-has-labels="both" svg:x="0.688cm" svg:y="0.731cm" svg:width="7.848cm" svg:height="6.173cm">
          <chartooo:coordinate-region svg:x="1.495cm" svg:y="0.943cm" svg:width="6.854cm" svg:height="5.288cm"/>
          <chart:axis chart:dimension="x" chart:name="primary-x" chart:style-name="ch4" chartooo:axis-type="auto">
            <chartooo:date-scale/>
            <chart:categories table:cell-range-address="warrior.F2:warrior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arrior.F3:warrior.J3" chart:label-cell-address="warrior.A3:warrior.A3" chart:class="chart:line">
            <chart:data-point chart:repeated="5"/>
          </chart:series>
          <chart:series chart:style-name="ch8" chart:values-cell-range-address="warrior.F4:warrior.J4" chart:label-cell-address="warrior.A4:warrior.A4" chart:class="chart:line">
            <chart:data-point chart:repeated="5"/>
          </chart:series>
          <chart:series chart:style-name="ch9" chart:values-cell-range-address="warrior.F5:warrior.J5" chart:label-cell-address="warrior.A5:warrior.A5" chart:class="chart:line">
            <chart:data-point chart:repeated="5"/>
          </chart:series>
          <chart:series chart:style-name="ch10" chart:values-cell-range-address="warrior.F6:warrior.J6" chart:label-cell-address="warrior.A6:warrior.A6" chart:class="chart:line">
            <chart:data-point chart:repeated="5"/>
          </chart:series>
          <chart:series chart:style-name="ch11" chart:values-cell-range-address="warrior.F7:warrior.J7" chart:label-cell-address="warrior.A7:warrior.A7" chart:class="chart:line">
            <chart:data-point chart:repeated="5"/>
          </chart:series>
          <chart:series chart:style-name="ch12" chart:values-cell-range-address="warrior.F8:warrior.J8" chart:label-cell-address="warrior.A8:warrior.A8" chart:class="chart:line">
            <chart:data-point chart:repeated="5"/>
          </chart:series>
          <chart:series chart:style-name="ch13" chart:values-cell-range-address="warrior.F9:warrior.J9" chart:label-cell-address="warrior.A9:warrior.A9" chart:class="chart:line">
            <chart:data-point chart:repeated="5"/>
          </chart:series>
          <chart:series chart:style-name="ch9" chart:values-cell-range-address="warrior.F10:warrior.J10" chart:label-cell-address="warrior.A10:warrior.A10" chart:class="chart:line">
            <chart:data-point chart:repeated="5"/>
          </chart:series>
          <chart:series chart:style-name="ch8" chart:values-cell-range-address="warrior.F11:warrior.J11" chart:label-cell-address="warrior.A11:warrior.A11" chart:class="chart:line">
            <chart:data-point chart:repeated="5"/>
          </chart:series>
          <chart:series chart:style-name="ch14" chart:values-cell-range-address="warrior.F12:warrior.J12" chart:label-cell-address="warrior.A12:warrior.A1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warrior.F2:warrior.J2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Attack</text:p>
                <draw:g>
                  <svg:desc>warrior.A3:warrior.A3</svg:desc>
                </draw:g>
              </table:table-cell>
              <table:table-cell office:value-type="float" office:value="11">
                <text:p>11</text:p>
                <draw:g>
                  <svg:desc>warrior.F3:warrior.J3</svg:desc>
                </draw:g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mAttack</text:p>
                <draw:g>
                  <svg:desc>warrior.A4:warrior.A4</svg:desc>
                </draw:g>
              </table:table-cell>
              <table:table-cell office:value-type="float" office:value="5">
                <text:p>5</text:p>
                <draw:g>
                  <svg:desc>warrior.F4:warrior.J4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Defense</text:p>
                <draw:g>
                  <svg:desc>warrior.A5:warrior.A5</svg:desc>
                </draw:g>
              </table:table-cell>
              <table:table-cell office:value-type="float" office:value="5.64575131106459">
                <text:p>5.64575131106459</text:p>
                <draw:g>
                  <svg:desc>warrior.F5:warrior.J5</svg:desc>
                </draw:g>
              </table:table-cell>
              <table:table-cell office:value-type="float" office:value="16.228756555323">
                <text:p>16.228756555323</text:p>
              </table:table-cell>
              <table:table-cell office:value-type="float" office:value="29.4575131106459">
                <text:p>29.4575131106459</text:p>
              </table:table-cell>
              <table:table-cell office:value-type="float" office:value="42.6862696659689">
                <text:p>42.6862696659689</text:p>
              </table:table-cell>
              <table:table-cell office:value-type="float" office:value="55.9150262212918">
                <text:p>55.9150262212918</text:p>
              </table:table-cell>
            </table:table-row>
            <table:table-row>
              <table:table-cell office:value-type="string">
                <text:p>mDefense</text:p>
                <draw:g>
                  <svg:desc>warrior.A6:warrior.A6</svg:desc>
                </draw:g>
              </table:table-cell>
              <table:table-cell office:value-type="float" office:value="4.70710678118655">
                <text:p>4.70710678118655</text:p>
                <draw:g>
                  <svg:desc>warrior.F6:warrior.J6</svg:desc>
                </draw:g>
              </table:table-cell>
              <table:table-cell office:value-type="float" office:value="7.53553390593274">
                <text:p>7.53553390593274</text:p>
              </table:table-cell>
              <table:table-cell office:value-type="float" office:value="11.0710678118655">
                <text:p>11.0710678118655</text:p>
              </table:table-cell>
              <table:table-cell office:value-type="float" office:value="14.6066017177982">
                <text:p>14.6066017177982</text:p>
              </table:table-cell>
              <table:table-cell office:value-type="float" office:value="18.142135623731">
                <text:p>18.142135623731</text:p>
              </table:table-cell>
            </table:table-row>
            <table:table-row>
              <table:table-cell office:value-type="string">
                <text:p>pAgility</text:p>
                <draw:g>
                  <svg:desc>warrior.A7:warrior.A7</svg:desc>
                </draw:g>
              </table:table-cell>
              <table:table-cell office:value-type="float" office:value="9">
                <text:p>9</text:p>
                <draw:g>
                  <svg:desc>warrior.F7:warrior.J7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Agility</text:p>
                <draw:g>
                  <svg:desc>warrior.A8:warrior.A8</svg:desc>
                </draw:g>
              </table:table-cell>
              <table:table-cell office:value-type="float" office:value="4">
                <text:p>4</text:p>
                <draw:g>
                  <svg:desc>warrior.F8:warrior.J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niciative</text:p>
                <draw:g>
                  <svg:desc>warrior.A9:warrior.A9</svg:desc>
                </draw:g>
              </table:table-cell>
              <table:table-cell office:value-type="float" office:value="7">
                <text:p>7</text:p>
                <draw:g>
                  <svg:desc>warrior.F9:warrior.J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vement</text:p>
                <draw:g>
                  <svg:desc>warrior.A10:warrior.A10</svg:desc>
                </draw:g>
              </table:table-cell>
              <table:table-cell office:value-type="float" office:value="8">
                <text:p>8</text:p>
                <draw:g>
                  <svg:desc>warrior.F10:warrior.J10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maxHP</text:p>
                <draw:g>
                  <svg:desc>warrior.A11:warrior.A11</svg:desc>
                </draw:g>
              </table:table-cell>
              <table:table-cell office:value-type="float" office:value="41.9">
                <text:p>41.9</text:p>
                <draw:g>
                  <svg:desc>warrior.F11:warrior.J11</svg:desc>
                </draw:g>
              </table:table-cell>
              <table:table-cell office:value-type="float" office:value="81.5">
                <text:p>81.5</text:p>
              </table:table-cell>
              <table:table-cell office:value-type="float" office:value="131">
                <text:p>131</text:p>
              </table:table-cell>
              <table:table-cell office:value-type="float" office:value="180.5">
                <text:p>180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maxMP</text:p>
                <draw:g>
                  <svg:desc>warrior.A12:warrior.A12</svg:desc>
                </draw:g>
              </table:table-cell>
              <table:table-cell office:value-type="float" office:value="20.45">
                <text:p>20.45</text:p>
                <draw:g>
                  <svg:desc>warrior.F12:warrior.J12</svg:desc>
                </draw:g>
              </table:table-cell>
              <table:table-cell office:value-type="float" office:value="38.25">
                <text:p>38.25</text:p>
              </table:table-cell>
              <table:table-cell office:value-type="float" office:value="60.5">
                <text:p>60.5</text:p>
              </table:table-cell>
              <table:table-cell office:value-type="float" office:value="82.75">
                <text:p>82.75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917cm" svg:height="7.473cm" xlink:href=".." xlink:type="simple" chart:class="chart:line" chart:style-name="ch1">
        <chart:legend chart:legend-position="end" svg:x="9.012cm" svg:y="1.066cm" style:legend-expansion="high" chart:style-name="ch2"/>
        <chart:plot-area chart:style-name="ch3" table:cell-range-address="wizard.F2:wizard.J12 wizard.A3:wizard.A12" chart:data-source-has-labels="both" svg:x="0.688cm" svg:y="0.731cm" svg:width="7.848cm" svg:height="6.173cm">
          <chartooo:coordinate-region svg:x="1.495cm" svg:y="0.943cm" svg:width="6.854cm" svg:height="5.288cm"/>
          <chart:axis chart:dimension="x" chart:name="primary-x" chart:style-name="ch4" chartooo:axis-type="auto">
            <chartooo:date-scale/>
            <chart:categories table:cell-range-address="wizard.F2:wizard.J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izard.F3:wizard.J3" chart:label-cell-address="wizard.A3:wizard.A3" chart:class="chart:line">
            <chart:data-point chart:repeated="5"/>
          </chart:series>
          <chart:series chart:style-name="ch8" chart:values-cell-range-address="wizard.F4:wizard.J4" chart:label-cell-address="wizard.A4:wizard.A4" chart:class="chart:line">
            <chart:data-point chart:repeated="5"/>
          </chart:series>
          <chart:series chart:style-name="ch9" chart:values-cell-range-address="wizard.F5:wizard.J5" chart:label-cell-address="wizard.A5:wizard.A5" chart:class="chart:line">
            <chart:data-point chart:repeated="5"/>
          </chart:series>
          <chart:series chart:style-name="ch10" chart:values-cell-range-address="wizard.F6:wizard.J6" chart:label-cell-address="wizard.A6:wizard.A6" chart:class="chart:line">
            <chart:data-point chart:repeated="5"/>
          </chart:series>
          <chart:series chart:style-name="ch11" chart:values-cell-range-address="wizard.F7:wizard.J7" chart:label-cell-address="wizard.A7:wizard.A7" chart:class="chart:line">
            <chart:data-point chart:repeated="5"/>
          </chart:series>
          <chart:series chart:style-name="ch12" chart:values-cell-range-address="wizard.F8:wizard.J8" chart:label-cell-address="wizard.A8:wizard.A8" chart:class="chart:line">
            <chart:data-point chart:repeated="5"/>
          </chart:series>
          <chart:series chart:style-name="ch13" chart:values-cell-range-address="wizard.F9:wizard.J9" chart:label-cell-address="wizard.A9:wizard.A9" chart:class="chart:line">
            <chart:data-point chart:repeated="5"/>
          </chart:series>
          <chart:series chart:style-name="ch9" chart:values-cell-range-address="wizard.F10:wizard.J10" chart:label-cell-address="wizard.A10:wizard.A10" chart:class="chart:line">
            <chart:data-point chart:repeated="5"/>
          </chart:series>
          <chart:series chart:style-name="ch8" chart:values-cell-range-address="wizard.F11:wizard.J11" chart:label-cell-address="wizard.A11:wizard.A11" chart:class="chart:line">
            <chart:data-point chart:repeated="5"/>
          </chart:series>
          <chart:series chart:style-name="ch14" chart:values-cell-range-address="wizard.F12:wizard.J12" chart:label-cell-address="wizard.A12:wizard.A1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wizard.F2:wizard.J2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Attack</text:p>
                <draw:g>
                  <svg:desc>wizard.A3:wizard.A3</svg:desc>
                </draw:g>
              </table:table-cell>
              <table:table-cell office:value-type="float" office:value="3.14017542509914">
                <text:p>3.14017542509914</text:p>
                <draw:g>
                  <svg:desc>wizard.F3:wizard.J3</svg:desc>
                </draw:g>
              </table:table-cell>
              <table:table-cell office:value-type="float" office:value="7.70087712549569">
                <text:p>7.70087712549569</text:p>
              </table:table-cell>
              <table:table-cell office:value-type="float" office:value="13.4017542509914">
                <text:p>13.4017542509914</text:p>
              </table:table-cell>
              <table:table-cell office:value-type="float" office:value="19.1026313764871">
                <text:p>19.1026313764871</text:p>
              </table:table-cell>
              <table:table-cell office:value-type="float" office:value="24.8035085019828">
                <text:p>24.8035085019828</text:p>
              </table:table-cell>
            </table:table-row>
            <table:table-row>
              <table:table-cell office:value-type="string">
                <text:p>mAttack</text:p>
                <draw:g>
                  <svg:desc>wizard.A4:wizard.A4</svg:desc>
                </draw:g>
              </table:table-cell>
              <table:table-cell office:value-type="float" office:value="15.1622776601684">
                <text:p>15.1622776601684</text:p>
                <draw:g>
                  <svg:desc>wizard.F4:wizard.J4</svg:desc>
                </draw:g>
              </table:table-cell>
              <table:table-cell office:value-type="float" office:value="27.8113883008419">
                <text:p>27.8113883008419</text:p>
              </table:table-cell>
              <table:table-cell office:value-type="float" office:value="43.6227766016838">
                <text:p>43.6227766016838</text:p>
              </table:table-cell>
              <table:table-cell office:value-type="float" office:value="59.4341649025257">
                <text:p>59.4341649025257</text:p>
              </table:table-cell>
              <table:table-cell office:value-type="float" office:value="75.2455532033676">
                <text:p>75.2455532033676</text:p>
              </table:table-cell>
            </table:table-row>
            <table:table-row>
              <table:table-cell office:value-type="string">
                <text:p>pDefense</text:p>
                <draw:g>
                  <svg:desc>wizard.A5:wizard.A5</svg:desc>
                </draw:g>
              </table:table-cell>
              <table:table-cell office:value-type="float" office:value="4.73205080756888">
                <text:p>4.73205080756888</text:p>
                <draw:g>
                  <svg:desc>wizard.F5:wizard.J5</svg:desc>
                </draw:g>
              </table:table-cell>
              <table:table-cell office:value-type="float" office:value="11.6602540378444">
                <text:p>11.6602540378444</text:p>
              </table:table-cell>
              <table:table-cell office:value-type="float" office:value="20.3205080756888">
                <text:p>20.3205080756888</text:p>
              </table:table-cell>
              <table:table-cell office:value-type="float" office:value="28.9807621135332">
                <text:p>28.9807621135332</text:p>
              </table:table-cell>
              <table:table-cell office:value-type="float" office:value="37.6410161513775">
                <text:p>37.6410161513775</text:p>
              </table:table-cell>
            </table:table-row>
            <table:table-row>
              <table:table-cell office:value-type="string">
                <text:p>mDefense</text:p>
                <draw:g>
                  <svg:desc>wizard.A6:wizard.A6</svg:desc>
                </draw:g>
              </table:table-cell>
              <table:table-cell office:value-type="float" office:value="11.7320508075689">
                <text:p>11.7320508075689</text:p>
                <draw:g>
                  <svg:desc>wizard.F6:wizard.J6</svg:desc>
                </draw:g>
              </table:table-cell>
              <table:table-cell office:value-type="float" office:value="18.6602540378444">
                <text:p>18.6602540378444</text:p>
              </table:table-cell>
              <table:table-cell office:value-type="float" office:value="27.3205080756888">
                <text:p>27.3205080756888</text:p>
              </table:table-cell>
              <table:table-cell office:value-type="float" office:value="35.9807621135332">
                <text:p>35.9807621135332</text:p>
              </table:table-cell>
              <table:table-cell office:value-type="float" office:value="44.6410161513775">
                <text:p>44.6410161513775</text:p>
              </table:table-cell>
            </table:table-row>
            <table:table-row>
              <table:table-cell office:value-type="string">
                <text:p>pAgility</text:p>
                <draw:g>
                  <svg:desc>wizard.A7:wizard.A7</svg:desc>
                </draw:g>
              </table:table-cell>
              <table:table-cell office:value-type="float" office:value="9">
                <text:p>9</text:p>
                <draw:g>
                  <svg:desc>wizard.F7:wizard.J7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Agility</text:p>
                <draw:g>
                  <svg:desc>wizard.A8:wizard.A8</svg:desc>
                </draw:g>
              </table:table-cell>
              <table:table-cell office:value-type="float" office:value="4">
                <text:p>4</text:p>
                <draw:g>
                  <svg:desc>wizard.F8:wizard.J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niciative</text:p>
                <draw:g>
                  <svg:desc>wizard.A9:wizard.A9</svg:desc>
                </draw:g>
              </table:table-cell>
              <table:table-cell office:value-type="float" office:value="5">
                <text:p>5</text:p>
                <draw:g>
                  <svg:desc>wizard.F9:wizard.J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ovement</text:p>
                <draw:g>
                  <svg:desc>wizard.A10:wizard.A10</svg:desc>
                </draw:g>
              </table:table-cell>
              <table:table-cell office:value-type="float" office:value="6">
                <text:p>6</text:p>
                <draw:g>
                  <svg:desc>wizard.F10:wizard.J1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xHP</text:p>
                <draw:g>
                  <svg:desc>wizard.A11:wizard.A11</svg:desc>
                </draw:g>
              </table:table-cell>
              <table:table-cell office:value-type="float" office:value="37">
                <text:p>37</text:p>
                <draw:g>
                  <svg:desc>wizard.F11:wizard.J11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107">
                <text:p>10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maxMP</text:p>
                <draw:g>
                  <svg:desc>wizard.A12:wizard.A12</svg:desc>
                </draw:g>
              </table:table-cell>
              <table:table-cell office:value-type="float" office:value="25.9">
                <text:p>25.9</text:p>
                <draw:g>
                  <svg:desc>wizard.F12:wizard.J12</svg:desc>
                </draw:g>
              </table:table-cell>
              <table:table-cell office:value-type="float" office:value="65.5">
                <text:p>65.5</text:p>
              </table:table-cell>
              <table:table-cell office:value-type="float" office:value="115">
                <text:p>115</text:p>
              </table:table-cell>
              <table:table-cell office:value-type="float" office:value="164.5">
                <text:p>164.5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